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47.13mm"/>
    </style:style>
    <style:style style:name="co27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4.73mm"/>
    </style:style>
    <style:style style:name="co4" style:family="table-column">
      <style:table-column-properties fo:break-before="auto" style:column-width="29.46mm"/>
    </style:style>
    <style:style style:name="co5" style:family="table-column">
      <style:table-column-properties fo:break-before="auto" style:column-width="68.3mm"/>
    </style:style>
    <style:style style:name="co6" style:family="table-column">
      <style:table-column-properties fo:break-before="auto" style:column-width="78.58mm"/>
    </style:style>
    <style:style style:name="co7" style:family="table-column">
      <style:table-column-properties fo:break-before="auto" style:column-width="44.17mm"/>
    </style:style>
    <style:style style:name="co8" style:family="table-column">
      <style:table-column-properties fo:break-before="auto" style:column-width="88mm"/>
    </style:style>
    <style:style style:name="co9" style:family="table-column">
      <style:table-column-properties fo:break-before="auto" style:column-width="104.93mm"/>
    </style:style>
    <style:style style:name="co10" style:family="table-column">
      <style:table-column-properties fo:break-before="auto" style:column-width="104.65mm"/>
    </style:style>
    <style:style style:name="co11" style:family="table-column">
      <style:table-column-properties fo:break-before="auto" style:column-width="49.44mm"/>
    </style:style>
    <style:style style:name="co12" style:family="table-column">
      <style:table-column-properties fo:break-before="auto" style:column-width="46.65mm"/>
    </style:style>
    <style:style style:name="co13" style:family="table-column">
      <style:table-column-properties fo:break-before="auto" style:column-width="62.19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2.49mm"/>
    </style:style>
    <style:style style:name="co16" style:family="table-column">
      <style:table-column-properties fo:break-before="auto" style:column-width="49.99mm"/>
    </style:style>
    <style:style style:name="co17" style:family="table-column">
      <style:table-column-properties fo:break-before="auto" style:column-width="73.03mm"/>
    </style:style>
    <style:style style:name="co18" style:family="table-column">
      <style:table-column-properties fo:break-before="auto" style:column-width="54.98mm"/>
    </style:style>
    <style:style style:name="co19" style:family="table-column">
      <style:table-column-properties fo:break-before="auto" style:column-width="61.08mm"/>
    </style:style>
    <style:style style:name="co20" style:family="table-column">
      <style:table-column-properties fo:break-before="auto" style:column-width="70.8mm"/>
    </style:style>
    <style:style style:name="co21" style:family="table-column">
      <style:table-column-properties fo:break-before="auto" style:column-width="67.47mm"/>
    </style:style>
    <style:style style:name="co22" style:family="table-column">
      <style:table-column-properties fo:break-before="auto" style:column-width="91.33mm"/>
    </style:style>
    <style:style style:name="co23" style:family="table-column">
      <style:table-column-properties fo:break-before="auto" style:column-width="113.82mm"/>
    </style:style>
    <style:style style:name="co24" style:family="table-column">
      <style:table-column-properties fo:break-before="auto" style:column-width="39.18mm"/>
    </style:style>
    <style:style style:name="co25" style:family="table-column">
      <style:table-column-properties fo:break-before="auto" style:column-width="119.64mm"/>
    </style:style>
    <style:style style:name="co26" style:family="table-column">
      <style:table-column-properties fo:break-before="auto" style:column-width="59.71mm"/>
    </style:style>
    <style:style style:name="co29" style:family="table-column">
      <style:table-column-properties fo:break-before="auto" style:column-width="38.06mm"/>
    </style:style>
    <style:style style:name="co30" style:family="table-column">
      <style:table-column-properties fo:break-before="auto" style:column-width="56.09mm"/>
    </style:style>
    <style:style style:name="co31" style:family="table-column">
      <style:table-column-properties fo:break-before="auto" style:column-width="51.1mm"/>
    </style:style>
    <style:style style:name="co32" style:family="table-column">
      <style:table-column-properties fo:break-before="auto" style:column-width="22.58mm"/>
    </style:style>
    <style:style style:name="ro2" style:family="table-row">
      <style:table-row-properties style:row-height="7.92mm" fo:break-before="auto" style:use-optimal-row-height="true"/>
    </style:style>
    <style:style style:name="ro1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onné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number-columns-repeated="27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Parti de rattachement</text:p>
          </table:table-cell>
          <table:table-cell office:value-type="string" calcext:value-type="string">
            <text:p>Groupe parlementaire</text:p>
          </table:table-cell>
          <table:table-cell office:value-type="string" calcext:value-type="string">
            <text:p>Source des informations</text:p>
          </table:table-cell>
          <table:table-cell office:value-type="string" calcext:value-type="string">
            <text:p>Collaborateur 1 - Nom</text:p>
          </table:table-cell>
          <table:table-cell office:value-type="string" calcext:value-type="string">
            <text:p>Collaborateur 1 - Travaille depuis</text:p>
          </table:table-cell>
          <table:table-cell office:value-type="string" calcext:value-type="string">
            <text:p>Collaborateur 1 - Lieu de travail</text:p>
          </table:table-cell>
          <table:table-cell office:value-type="string" calcext:value-type="string">
            <text:p>Collaborateur 1 - Lien familial</text:p>
          </table:table-cell>
          <table:table-cell office:value-type="string" calcext:value-type="string">
            <text:p>Collaborateur 1 - Suppléant</text:p>
          </table:table-cell>
          <table:table-cell office:value-type="string" calcext:value-type="string">
            <text:p>Collaborateur 2 - Nom</text:p>
          </table:table-cell>
          <table:table-cell office:value-type="string" calcext:value-type="string">
            <text:p>Collaborateur 2 - Travaille depuis</text:p>
          </table:table-cell>
          <table:table-cell office:value-type="string" calcext:value-type="string">
            <text:p>Collaborateur 2 - Lieu de travail</text:p>
          </table:table-cell>
          <table:table-cell office:value-type="string" calcext:value-type="string">
            <text:p>Collaborateur 2 - Lien familial</text:p>
          </table:table-cell>
          <table:table-cell office:value-type="string" calcext:value-type="string">
            <text:p>Collaborateur 2 - Suppléant</text:p>
          </table:table-cell>
          <table:table-cell office:value-type="string" calcext:value-type="string">
            <text:p>Collaborateur 3 - Nom</text:p>
          </table:table-cell>
          <table:table-cell office:value-type="string" calcext:value-type="string">
            <text:p>Collaborateur 3 - Travaille depuis</text:p>
          </table:table-cell>
          <table:table-cell office:value-type="string" calcext:value-type="string">
            <text:p>Collaborateur 3 - Lieu de travail</text:p>
          </table:table-cell>
          <table:table-cell office:value-type="string" calcext:value-type="string">
            <text:p>Collaborateur 3 - Lien familial</text:p>
          </table:table-cell>
          <table:table-cell office:value-type="string" calcext:value-type="string">
            <text:p>Collaborateur 3 - Suppléant</text:p>
          </table:table-cell>
          <table:table-cell office:value-type="string" calcext:value-type="string">
            <text:p>Collaborateur 4 - Nom</text:p>
          </table:table-cell>
          <table:table-cell office:value-type="string" calcext:value-type="string">
            <text:p>Collaborateur 4 - Travaille depuis</text:p>
          </table:table-cell>
          <table:table-cell office:value-type="string" calcext:value-type="string">
            <text:p>Collaborateur 4 - Lieu de travail</text:p>
          </table:table-cell>
          <table:table-cell office:value-type="string" calcext:value-type="string">
            <text:p>Collaborateur 4 - Lien familial</text:p>
          </table:table-cell>
          <table:table-cell office:value-type="string" calcext:value-type="string">
            <text:p>Collaborateur 4 - Suppléant</text:p>
          </table:table-cell>
          <table:table-cell office:value-type="string" calcext:value-type="string">
            <text:p>Collaborateur 5 - Nom</text:p>
          </table:table-cell>
          <table:table-cell office:value-type="string" calcext:value-type="string">
            <text:p>Collaborateur 5 - Travaille depuis</text:p>
          </table:table-cell>
          <table:table-cell office:value-type="string" calcext:value-type="string">
            <text:p>Collaborateur 5 - Lieu de travail</text:p>
          </table:table-cell>
          <table:table-cell office:value-type="string" calcext:value-type="string">
            <text:p>Collaborateur 5 - Lien familial</text:p>
          </table:table-cell>
          <table:table-cell office:value-type="string" calcext:value-type="string">
            <text:p>Collaborateur 5 - Suppléant</text:p>
          </table:table-cell>
          <table:table-cell office:value-type="string" calcext:value-type="string">
            <text:p>Collaborateur 6 - Nom</text:p>
          </table:table-cell>
          <table:table-cell office:value-type="string" calcext:value-type="string">
            <text:p>Collaborateur 6 - Travaille depuis</text:p>
          </table:table-cell>
          <table:table-cell office:value-type="string" calcext:value-type="string">
            <text:p>Collaborateur 6 - Lieu de travail</text:p>
          </table:table-cell>
          <table:table-cell office:value-type="string" calcext:value-type="string">
            <text:p>Collaborateur 6 - Lien familial</text:p>
          </table:table-cell>
          <table:table-cell office:value-type="string" calcext:value-type="string">
            <text:p>Collaborateur 6 - Suppléant</text:p>
          </table:table-cell>
          <table:table-cell office:value-type="string" calcext:value-type="string">
            <text:p>Collaborateur 7 - Nom</text:p>
          </table:table-cell>
          <table:table-cell office:value-type="string" calcext:value-type="string">
            <text:p>Collaborateur 7 - Travaille depuis</text:p>
          </table:table-cell>
          <table:table-cell office:value-type="string" calcext:value-type="string">
            <text:p>Collaborateur 7 - Lieu de travail</text:p>
          </table:table-cell>
          <table:table-cell office:value-type="string" calcext:value-type="string">
            <text:p>Collaborateur 7 - Lien familial</text:p>
          </table:table-cell>
          <table:table-cell office:value-type="string" calcext:value-type="string">
            <text:p>Collaborateur 7 - Suppléant</text:p>
          </table:table-cell>
          <table:table-cell office:value-type="string" calcext:value-type="string">
            <text:p>Collaborateur 8 - Nom</text:p>
          </table:table-cell>
          <table:table-cell office:value-type="string" calcext:value-type="string">
            <text:p>Collaborateur 8 - Travaille depuis</text:p>
          </table:table-cell>
          <table:table-cell office:value-type="string" calcext:value-type="string">
            <text:p>Collaborateur 8 - Lieu de travail</text:p>
          </table:table-cell>
          <table:table-cell office:value-type="string" calcext:value-type="string">
            <text:p>Collaborateur 8 - Lien familial</text:p>
          </table:table-cell>
          <table:table-cell office:value-type="string" calcext:value-type="string">
            <text:p>Collaborateur 8 - Suppléant</text:p>
          </table:table-cell>
          <table:table-cell office:value-type="string" calcext:value-type="string">
            <text:p>Nombre de collaborateurs</text:p>
          </table:table-cell>
          <table:table-cell office:value-type="string" calcext:value-type="string">
            <text:p>Nombre de liens familiaux établis</text:p>
          </table:table-cell>
          <table:table-cell office:value-type="string" calcext:value-type="string">
            <text:p>Vote sur les lois transparence</text:p>
          </table:table-cell>
          <table:table-cell office:value-type="string" calcext:value-type="string">
            <text:p>Nom compl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llay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urélien Faucher</text:p>
          </table:table-cell>
          <table:table-cell table:style-name="ce3" office:value-type="string" calcext:value-type="string">
            <text:p>4 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udine Heiderich</text:p>
          </table:table-cell>
          <table:table-cell table:style-name="ce3" office:value-type="string" calcext:value-type="string">
            <text:p>4 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Karine Attouch</text:p>
          </table:table-cell>
          <table:table-cell table:style-name="ce3" office:value-type="string" calcext:value-type="string">
            <text:p>4 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loé Tence</text:p>
          </table:table-cell>
          <table:table-cell table:style-name="ce3" office:value-type="string" calcext:value-type="string">
            <text:p>4 mars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in Balla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cquet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role Dugno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 Four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ntal Vauther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éborah Postia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in Bocqu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lmette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ichel GELLY-PERBELLINI</text:p>
          </table:table-cell>
          <table:table-cell table:style-name="ce3" office:value-type="string" calcext:value-type="string">
            <text:p>décem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hilippe DUBOURG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ndra MIRAL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lain Calmett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rétien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 Bre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anny Caill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main Molliar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uis-Nicolas Jandeaux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in Chrétie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laeys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thias Aggou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eneviève Mourdi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Assemblée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nessa Roussea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Aucun</text:p>
          </table:table-cell>
          <table:table-cell/>
          <table:table-cell office:value-type="string" calcext:value-type="string">
            <text:p>Sandrine Menar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lain Claey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auré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érôme Blasqu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udine Craus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hristine Denat Pinc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udovic Balz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lain Faur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est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tin Lathali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thieu Beauvarle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ïc Mor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in Ges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boeuf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Cécile Per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ce Combesc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que Fargeas-Larre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in Leboeuf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leix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eneviève Gines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hristine Vor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erge Pradin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Cayr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èle Pari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in Marleix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saud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autier Ber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ne Blinea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ervé Séro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hilipp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in Marsau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ty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iliane Donn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le Pill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ouis Chavia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ine Charruaul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in Mart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oyne-Bressand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aétan Mathie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Fau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t Patra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in Moyne-Bressan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det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Etienne Rod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Jean-Maurice Fayemend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nny Branda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érard Audouz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lain Rod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usset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ébastien Saint-Pasteu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Rey-Gor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eu O'Keef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lain Rouss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uguenot</text:p>
          </table:table-cell>
          <table:table-cell office:value-type="string" calcext:value-type="string">
            <text:p>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ion Sugueno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 table:number-columns-repeated="36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lain Suguen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ourret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 AMORIM MACH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erge COUASN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ëlle PICH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c ANDREU SABAT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ain Tourr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chelay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ophe Bernier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t Noël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ébastien Lavandon</text:p>
          </table:table-cell>
          <table:table-cell table:style-name="ce3" office:value-type="string" calcext:value-type="string">
            <text:p>déc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ohamed Mebarki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exis Bachela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ie-Jeanne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Mouvement Indépendantiste Martiniqu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dine Nacit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Michel Ragal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Mia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lfred Marie-Jean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ssaigne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orinne Ould'ameu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noit Pido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ein Brugeroll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t Courti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ré Chassaig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ntini</text:p>
          </table:table-cell>
          <table:table-cell office:value-type="string" calcext:value-type="string">
            <text:p>André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uillaume DE STORDEUR</text:p>
          </table:table-cell>
          <table:table-cell table:style-name="ce3" office:value-type="string" calcext:value-type="string">
            <text:p>17 déc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émy Coste</text:p>
          </table:table-cell>
          <table:table-cell table:style-name="ce3" office:value-type="string" calcext:value-type="string">
            <text:p>19 déc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ré Santin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chneider</text:p>
          </table:table-cell>
          <table:table-cell office:value-type="string" calcext:value-type="string">
            <text:p>André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e Hulne</text:p>
          </table:table-cell>
          <table:table-cell table:style-name="ce3" office:value-type="string" calcext:value-type="string">
            <text:p>16 juin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Knoeller</text:p>
          </table:table-cell>
          <table:table-cell table:style-name="ce3" office:value-type="string" calcext:value-type="string">
            <text:p>27 octobre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colas Caure Le Graet</text:p>
          </table:table-cell>
          <table:table-cell table:style-name="ce3" office:value-type="string" calcext:value-type="string">
            <text:p>2 mars 2009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dré Schneid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ng</text:p>
          </table:table-cell>
          <table:table-cell office:value-type="string" calcext:value-type="string">
            <text:p>Anne-Chris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enjamin Rat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ohn Saming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Jeando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ne-Christine Lang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four-Tonini</text:p>
          </table:table-cell>
          <table:table-cell office:value-type="string" calcext:value-type="string">
            <text:p>Anne-L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ohan Sen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Frizzol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Philippe Devo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More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ehdi Chala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Gillard-Lasca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nne-Lise Dufour-Tonin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Dain</text:p>
          </table:table-cell>
          <table:table-cell office:value-type="string" calcext:value-type="string">
            <text:p>Anne-Yvon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mine El-Khatm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Baptiste Frontza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Hélène Sanch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Tubian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nne-Yvonne Le Da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Loch</text:p>
          </table:table-cell>
          <table:table-cell office:value-type="string" calcext:value-type="string">
            <text:p>Ann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e LOZACHMEUR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a Fily</text:p>
          </table:table-cell>
          <table:table-cell table:style-name="ce3" office:value-type="string" calcext:value-type="string">
            <text:p>mars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uénaëlle Lauden</text:p>
          </table:table-cell>
          <table:table-cell table:style-name="ce3" office:value-type="string" calcext:value-type="string">
            <text:p>janvier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 DUBUET-ROUTIER</text:p>
          </table:table-cell>
          <table:table-cell table:style-name="ce3" office:value-type="string" calcext:value-type="string">
            <text:p>octo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nnick Le Loch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petit</text:p>
          </table:table-cell>
          <table:table-cell office:value-type="string" calcext:value-type="string">
            <text:p>Ann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érôme Chrétie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Gesqui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dréa Khoshkho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nnick Lepeti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enevard</text:p>
          </table:table-cell>
          <table:table-cell office:value-type="string" calcext:value-type="string">
            <text:p>Ann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Bo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acques Claud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mien Job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Neyreneuf-Thibierg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nie Genev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Houerou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olette LE MERR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ndy Coz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MARCHESIN PIER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ise Haffe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nie Le Houero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erth</text:p>
          </table:table-cell>
          <table:table-cell office:value-type="string" calcext:value-type="string">
            <text:p>Antoi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ylvie Leonhart 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Deblir</text:p>
          </table:table-cell>
          <table:table-cell table:style-name="ce3" office:value-type="string" calcext:value-type="string">
            <text:p>novembre 200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 Hamm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toine Herth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rosskost</text:p>
          </table:table-cell>
          <table:table-cell office:value-type="string" calcext:value-type="string">
            <text:p>Arlett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Éliane Bongu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Leb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eu Dev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mel Chaba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lette Grosskos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ro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Dounia Moumn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aptiste Cun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ouchra Omar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rnaud Lero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ichard</text:p>
          </table:table-cell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élène Brioix-Feuch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Hallosser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-Antonin Bur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naud Rich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binet</text:p>
          </table:table-cell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ul-Alexandre Vesper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ann Velly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naud Robin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iala</text:p>
          </table:table-cell>
          <table:table-cell office:value-type="string" calcext:value-type="string">
            <text:p>Arnau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uiseppina Benel</text:p>
          </table:table-cell>
          <table:table-cell table:style-name="ce3" office:value-type="string" calcext:value-type="string">
            <text:p>15/9/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exi Carriere</text:p>
          </table:table-cell>
          <table:table-cell office:value-type="string" calcext:value-type="string">
            <text:p>1er févr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Cousin au 5e degré</text:p>
          </table:table-cell>
          <table:table-cell/>
          <table:table-cell office:value-type="string" calcext:value-type="string">
            <text:p>Thomas Urquijo</text:p>
          </table:table-cell>
          <table:table-cell table:style-name="ce3" office:value-type="string" calcext:value-type="string">
            <text:p>1/2/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roline Bonnal</text:p>
          </table:table-cell>
          <table:table-cell table:style-name="ce3" office:value-type="string" calcext:value-type="string">
            <text:p>7/3/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naud Vial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lus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Guadeloupe unie Socialisme et réalités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Nathalia Chalu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Teddy Bernado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uddy Blond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Lubin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cette Gourdine-Bachou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y Chalu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inkenheld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élissa Me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Augier de Laja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ia Wycka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rah Bou Sad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Audrey Linkenhel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ilippetti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lorent Berte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éa Beh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omas Norbe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rélie Filippett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oniatowski</text:p>
          </table:table-cell>
          <table:table-cell office:value-type="string" calcext:value-type="string">
            <text:p>Ax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elphine Bon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hantal Chopinet-Four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Von Euw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xel Poniatowsk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magna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roline Tat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t Serre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Joass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nin Deschamp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ra Descomb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dèle Legros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rbara Romagna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ntais</text:p>
          </table:table-cell>
          <table:table-cell office:value-type="string" calcext:value-type="string">
            <text:p>Béatric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-Emmanuel Chemin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éloïse Chemin-Notter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élix Debernardi</text:p>
          </table:table-cell>
          <table:table-cell table:style-name="ce3" office:value-type="string" calcext:value-type="string">
            <text:p>déc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douard Santais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Laure Janin</text:p>
          </table:table-cell>
          <table:table-cell table:style-name="ce3" office:value-type="string" calcext:value-type="string">
            <text:p>août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Béatrice Santais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Apparu</text:p>
          </table:table-cell>
          <table:table-cell office:value-type="string" calcext:value-type="string">
            <text:p>Benoist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gustin Delaven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Zélia Arab-Cesari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se Magn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noist Appar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amon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oseph Gharia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Restegh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phaël Pantho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noît Ham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oletti</text:p>
          </table:table-cell>
          <table:table-cell office:value-type="string" calcext:value-type="string">
            <text:p>Bérengè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lse Josep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a Mant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igitte Audo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Pierre Sol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ouisa Rouss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érengère Polett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clais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 Rieu</text:p>
          </table:table-cell>
          <table:table-cell table:style-name="ce3" office:value-type="string" calcext:value-type="string">
            <text:p>juin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Baptiste Boulan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velyne Capell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udine Laforgue</text:p>
          </table:table-cell>
          <table:table-cell office:value-type="string" calcext:value-type="string">
            <text:p>2012 (mi-temps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Bernadette Laclai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ccoyer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-Éric Carbonnel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andrine Cad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onel Moisy de Ca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Dur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Félix De Bujado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is Reiche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rnard Accoy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rochand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velyne Destremau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Christophe Aubry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rnard Brochan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bré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vid-Hervé Bou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Pon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Drogu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rnard Debr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flesselles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atricia Deflessell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Stéphanie Mayado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Montred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rnard Deflesselle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érard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tricia Bout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nielle Masf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au de Challemais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omas Miach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rnard Gér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sterlin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-Claude Appercel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thalie Lavedrine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t Rayon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uis-Simon Boileau</text:p>
          </table:table-cell>
          <table:table-cell table:style-name="ce3" office:value-type="string" calcext:value-type="string">
            <text:p>mai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Lenain</text:p>
          </table:table-cell>
          <table:table-cell table:style-name="ce3" office:value-type="string" calcext:value-type="string">
            <text:p>octo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Bernard Lesterlin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Perrut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Irène Roc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que Perru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Brigitte Trambouz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 Pagn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rnard Perru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eynès</text:p>
          </table:table-cell>
          <table:table-cell office:value-type="string" calcext:value-type="string">
            <text:p>Bern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idier Bonnef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vid Just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y Salad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otilde Chab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von Boiss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rnard Reynè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ancher</text:p>
          </table:table-cell>
          <table:table-cell office:value-type="string" calcext:value-type="string">
            <text:p>Bertrand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lice Benar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brina Jarroi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gathe Colli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-Alexis Antetomas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naud MERVEILL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ertrand Panch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id</text:p>
          </table:table-cell>
          <table:table-cell office:value-type="string" calcext:value-type="string">
            <text:p>Boinali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Zaitouni Ali</text:p>
          </table:table-cell>
          <table:table-cell table:style-name="ce3" office:value-type="string" calcext:value-type="string">
            <text:p>nov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Zaïna Assan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oiphiat Bacar YOUSSOUF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outihani YMAMOU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Boinali Sai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llain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Kamel DEMBRI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lde THERY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lde BOEUF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Brigitte Alla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urguignon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lérie Lacaban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Beaudrap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Katia Lo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élène Dutria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Brigitte Bourguign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Maire</text:p>
          </table:table-cell>
          <table:table-cell office:value-type="string" calcext:value-type="string">
            <text:p>Bruno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scal Margueri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uno Dani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Sienzoni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runo Le Mai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zerot</text:p>
          </table:table-cell>
          <table:table-cell office:value-type="string" calcext:value-type="string">
            <text:p>Bruno Nestor</text:p>
          </table:table-cell>
          <table:table-cell office:value-type="string" calcext:value-type="string">
            <text:p>Mouvement Initiative populaire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nabelle Zampatt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Katarzyna Timsi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jamin Buffaul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runo Nestor Azer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 Rocca Serra</text:p>
          </table:table-cell>
          <table:table-cell office:value-type="string" calcext:value-type="string">
            <text:p>Camill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Liliane de Rocca Serr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arente éloignée</text:p>
          </table:table-cell>
          <table:table-cell/>
          <table:table-cell office:value-type="string" calcext:value-type="string">
            <text:p>Florence Gou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on Casanov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Costant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c-Bernard Vellutini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ille de Rocca Serr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lga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imon Viguer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 Saux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Cazaux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Luc Picard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ole Delg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eaubatie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rnaud Boulestei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 Godri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anny Branda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Puharr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Valadas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atherine Beaubati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utelle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iolaine Godet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ôme Picaud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Charreau Grandcoing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 Montañola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mille Carton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atherine Coutelle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Lemorto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aïk Lesbats</text:p>
          </table:table-cell>
          <table:table-cell table:style-name="ce3" office:value-type="string" calcext:value-type="string">
            <text:p>nov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Lou AZAIS</text:p>
          </table:table-cell>
          <table:table-cell table:style-name="ce3" office:value-type="string" calcext:value-type="string">
            <text:p>mai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niel Grycza</text:p>
          </table:table-cell>
          <table:table-cell table:style-name="ce3" office:value-type="string" calcext:value-type="string">
            <text:p>avril 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niel Molina</text:p>
          </table:table-cell>
          <table:table-cell table:style-name="ce3" office:value-type="string" calcext:value-type="string">
            <text:p>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richka Lingerat</text:p>
          </table:table-cell>
          <table:table-cell table:style-name="ce3" office:value-type="string" calcext:value-type="string">
            <text:p>déc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atherine Lemorton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Quéré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ierre-Henri Jalla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Yves Quéré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Pascal Couriv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Papin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atherine Quér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roallic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urélie HOY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odie CABIROL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toine TREDEZ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ine CHAPON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atherine Troallic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autrin</text:p>
          </table:table-cell>
          <table:table-cell office:value-type="string" calcext:value-type="string">
            <text:p>Catheri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larisse La Font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kaël Lev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x Duthoi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mille Cheval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therine Vautr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flot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ne Tondelier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ounia Wone</text:p>
          </table:table-cell>
          <table:table-cell table:style-name="ce3" office:value-type="string" calcext:value-type="string">
            <text:p>mars 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ucien Bizien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écile Dufl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Untermaier</text:p>
          </table:table-cell>
          <table:table-cell office:value-type="string" calcext:value-type="string">
            <text:p>Céci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Josèphe Cu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François Kerle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Leid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onel Juil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ne Mazuir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écile Unterma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tt</text:p>
          </table:table-cell>
          <table:table-cell office:value-type="string" calcext:value-type="string">
            <text:p>Célest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Bernadette Let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Alex Staub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evin Kace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cien Kirchman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éleste Let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erthelot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Parti socialiste guyanais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illes François-dit-Christop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mille Belli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Luc Requen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antal Berthel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uittet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ine Kermare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? Kermare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kaël Le Res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? Espinas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antal Guitt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 Cours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ébastien Mirgodin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eu Lagasse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ne Dominjon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tma Gouasmia</text:p>
          </table:table-cell>
          <table:table-cell table:style-name="ce3" office:value-type="string" calcext:value-type="string">
            <text:p>février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Marchand</text:p>
          </table:table-cell>
          <table:table-cell table:style-name="ce3" office:value-type="string" calcext:value-type="string">
            <text:p>septembre 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arles de Courson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de La Verpillière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Hélène de La Verpilliè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Sabine Vasqu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dwige Lafayolle de La Bruyè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arles de La Verpilliè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inesy</text:p>
          </table:table-cell>
          <table:table-cell office:value-type="string" calcext:value-type="string">
            <text:p>Charles-Ang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osé Ammendo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Larbour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ain Briquett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arles-Ange Gines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Khirouni</text:p>
          </table:table-cell>
          <table:table-cell office:value-type="string" calcext:value-type="string">
            <text:p>Chaynes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ric Grang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omas Fleury</text:p>
          </table:table-cell>
          <table:table-cell table:style-name="ce3" office:value-type="string" calcext:value-type="string">
            <text:p>avril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na Toussaint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rles Thomassin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aynesse Khiroun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ssaf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rmand Rivi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ash Saeidi Akbarzade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Labrouss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ristian Assaf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taill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eorges Labou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Karine Delettr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e Duv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ise Ovart-Barat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ristian Batail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ranquevill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élène Col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Fonten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que Vol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érémy Ramos-Lamois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ristian Franquevil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uti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tine Douill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ude Nicol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ristian Hut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Jacob</text:p>
          </table:table-cell>
          <table:table-cell office:value-type="string" calcext:value-type="string">
            <text:p>Christia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orinne Mich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Lavenk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François Bén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k Hajzl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ervé Patr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ristian Jacob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Kert</text:p>
          </table:table-cell>
          <table:table-cell office:value-type="string" calcext:value-type="string">
            <text:p>Christia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éatrice Chavinier Bod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niel Paysse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Per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y Cheml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ristian Ke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aul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lisabeth Ancourt-Ne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cie Redo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Aoua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ristian Pau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ires Beaune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érôme Petit</text:p>
          </table:table-cell>
          <table:table-cell table:style-name="ce3" office:value-type="string" calcext:value-type="string">
            <text:p>1 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mien Baldy</text:p>
          </table:table-cell>
          <table:table-cell table:style-name="ce3" office:value-type="string" calcext:value-type="string">
            <text:p>1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lette Soulfour</text:p>
          </table:table-cell>
          <table:table-cell table:style-name="ce3" office:value-type="string" calcext:value-type="string">
            <text:p>1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t Dumas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 (4h/semain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ristine Pires Beau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rgel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anne Darm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Saut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ristophe Borg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uillon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ilien Renaul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Cyril Blondel</text:p>
          </table:table-cell>
          <table:table-cell office:value-type="string" calcext:value-type="string">
            <text:p>2007 (partiel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Guillaume Coutey</text:p>
          </table:table-cell>
          <table:table-cell office:value-type="string" calcext:value-type="string">
            <text:p>2007 (temps partiel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élanie Boulang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rie-Hélène Boutinau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ristophe Bouill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resche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iolaine Traj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Philippe Daviaud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ristophe Caresch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staner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abrice Trouvé</text:p>
          </table:table-cell>
          <table:table-cell table:style-name="ce3" office:value-type="string" calcext:value-type="string">
            <text:p>1 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ntal Marc</text:p>
          </table:table-cell>
          <table:table-cell table:style-name="ce3" office:value-type="string" calcext:value-type="string">
            <text:p>1 octo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élène Triantafillos</text:p>
          </table:table-cell>
          <table:table-cell table:style-name="ce3" office:value-type="string" calcext:value-type="string">
            <text:p>1 décembre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ément Pinte</text:p>
          </table:table-cell>
          <table:table-cell table:style-name="ce3" office:value-type="string" calcext:value-type="string">
            <text:p>15 juin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ristophe Castan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vard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dja Flan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 Baraiz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non Apparui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lila Bad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ristophe Cav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uilloteau</text:p>
          </table:table-cell>
          <table:table-cell office:value-type="string" calcext:value-type="string">
            <text:p>Christoph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lérie Ambros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Cruz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ristophe Guillot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éonard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jémila Dupo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ichard Deulc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indy Deridi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gnès Duchê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nny Thom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aïs Bout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a Prob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hristophe Léon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remat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Tavana Livardjani</text:p>
          </table:table-cell>
          <table:table-cell office:value-type="string" calcext:value-type="string">
            <text:p>1er 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 Lepesqueux</text:p>
          </table:table-cell>
          <table:table-cell table:style-name="ce3" office:value-type="string" calcext:value-type="string">
            <text:p>9 mai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dèle Mortier</text:p>
          </table:table-cell>
          <table:table-cell office:value-type="string" calcext:value-type="string">
            <text:p>1er novembre 2016 (mi-temps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ristophe Prema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riou</text:p>
          </table:table-cell>
          <table:table-cell office:value-type="string" calcext:value-type="string">
            <text:p>Christoph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aurence<text:tab/>Lehued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ophie Brongnia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ôme Fria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ristophe Prio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rtolone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ohannes Homm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toumata Sow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ptiste Chappott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ude Bartolo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 Ganay</text:p>
          </table:table-cell>
          <table:table-cell office:value-type="string" calcext:value-type="string">
            <text:p>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table:number-columns-repeated="10"/>
          <table:table-cell office:value-type="string" calcext:value-type="string">
            <text:p>Alexandre Madinier</text:p>
          </table:table-cell>
          <table:table-cell office:value-type="string" calcext:value-type="string">
            <text:p>1er janvier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uline Goirand</text:p>
          </table:table-cell>
          <table:table-cell table:style-name="ce3" office:value-type="string" calcext:value-type="string">
            <text:p>9/7/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Florence Anatole</text:p>
          </table:table-cell>
          <table:table-cell office:value-type="string" calcext:value-type="string">
            <text:p>1er janv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stasia Goetschy</text:p>
          </table:table-cell>
          <table:table-cell table:style-name="ce3" office:value-type="string" calcext:value-type="string">
            <text:p>5 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ude de Ganay</text:p>
          </table:table-cell>
          <table:table-cell table:number-columns-repeated="8"/>
          <table:table-cell table:style-name="ce3"/>
          <table:table-cell table:number-columns-repeated="17"/>
        </table:table-row>
        <table:table-row table:style-name="ro4">
          <table:table-cell office:value-type="string" calcext:value-type="string">
            <text:p>Goasguen</text:p>
          </table:table-cell>
          <table:table-cell office:value-type="string" calcext:value-type="string">
            <text:p>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Olivier Goasgue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Joséphine de Beaucorp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Sophie Copp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imone-Annie Buh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ude Goasgue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reff</text:p>
          </table:table-cell>
          <table:table-cell office:value-type="string" calcext:value-type="string">
            <text:p>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ierry Bout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thieu Lemari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Arnoul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ude Greff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turni</text:p>
          </table:table-cell>
          <table:table-cell office:value-type="string" calcext:value-type="string">
            <text:p>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tephane Jeanger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a Drif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vien Lazaru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ine Quie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ude Sturn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chmid</text:p>
          </table:table-cell>
          <table:table-cell office:value-type="string" calcext:value-type="string">
            <text:p>Claudi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organe Viller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Schm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udine Schmi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pdevielle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Pag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Per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ehdi Ouraou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olette Capdeviel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nglade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Dominique Chaig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le Bouc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tte Never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as Prie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olette Langlad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cuey</text:p>
          </table:table-cell>
          <table:table-cell office:value-type="string" calcext:value-type="string">
            <text:p>Conchit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nièle Kiband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muel Ducasse Reis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guy Maruejouls-Benoi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onchita Lacue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Erhel</text:p>
          </table:table-cell>
          <table:table-cell office:value-type="string" calcext:value-type="string">
            <text:p>Corin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andrine Richard-Larvor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Laudy</text:p>
          </table:table-cell>
          <table:table-cell table:style-name="ce3" office:value-type="string" calcext:value-type="string">
            <text:p>octo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ionel Bianquis</text:p>
          </table:table-cell>
          <table:table-cell table:style-name="ce3" office:value-type="string" calcext:value-type="string">
            <text:p>juin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Corinne Erh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bad</text:p>
          </table:table-cell>
          <table:table-cell office:value-type="string" calcext:value-type="string">
            <text:p>Dam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ernard R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onel Moisy de Ca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élody Mock-Gr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éborah Benayou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mien Aba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eslot</text:p>
          </table:table-cell>
          <table:table-cell office:value-type="string" calcext:value-type="string">
            <text:p>Dam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vid Poi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lette V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an Bouc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even Rost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mien Mesl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isserie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Xavier Boeuf</text:p>
          </table:table-cell>
          <table:table-cell table:style-name="ce3" office:value-type="string" calcext:value-type="string">
            <text:p>1 décembre 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Lagrange-Boisserie</text:p>
          </table:table-cell>
          <table:table-cell table:style-name="ce3" office:value-type="string" calcext:value-type="string">
            <text:p>15 avril 200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Devenue épouse depuis 2015</text:p>
          </table:table-cell>
          <table:table-cell/>
          <table:table-cell office:value-type="string" calcext:value-type="string">
            <text:p>Pierre Tissier</text:p>
          </table:table-cell>
          <table:table-cell table:style-name="ce3" office:value-type="string" calcext:value-type="string">
            <text:p>27 octo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nny Brandao</text:p>
          </table:table-cell>
          <table:table-cell table:style-name="ce3" office:value-type="string" calcext:value-type="string">
            <text:p>1 octobre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aniel Boisseri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asquelle</text:p>
          </table:table-cell>
          <table:table-cell office:value-type="string" calcext:value-type="string">
            <text:p>Dani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oralie du Repai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Cad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andine Ducrocq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gali Long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y-France Mart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niel Fasquel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ibbes</text:p>
          </table:table-cell>
          <table:table-cell office:value-type="string" calcext:value-type="string">
            <text:p>Dani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novefa Ec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Barbez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-Xavier Binv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niel Gibbe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oldberg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incent Nguyen Van Ha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elissa Youssouf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tifa Bezzaouya-Cotr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ussouf Sib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aniel Goldberg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aillant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dji AHOUDIAN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 VOUHE</text:p>
          </table:table-cell>
          <table:table-cell table:style-name="ce3" office:value-type="string" calcext:value-type="string">
            <text:p>mars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aniel Vaillan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uroi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élène Ren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t Ledie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 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loé Sagasp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Guerrie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nielle Auro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me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urielle Gal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Jacques Fourni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Mor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vid Com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ouillet</text:p>
          </table:table-cell>
          <table:table-cell office:value-type="string" calcext:value-type="string">
            <text:p>Davi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ophie Simon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nessa Carrar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ompagne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vid Douill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abib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vid Duizid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andine Pains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ndsey Dear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vid Habib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tho</text:p>
          </table:table-cell>
          <table:table-cell office:value-type="string" calcext:value-type="string">
            <text:p>Delph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 Gautier</text:p>
          </table:table-cell>
          <table:table-cell table:style-name="ce3" office:value-type="string" calcext:value-type="string">
            <text:p>juin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nès Jouannet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eu Havsali</text:p>
          </table:table-cell>
          <table:table-cell table:style-name="ce3" office:value-type="string" calcext:value-type="string">
            <text:p>mars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tienne Juin</text:p>
          </table:table-cell>
          <table:table-cell table:style-name="ce3" office:value-type="string" calcext:value-type="string">
            <text:p>nov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elphine Bath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upin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therine Hurtut</text:p>
          </table:table-cell>
          <table:table-cell table:style-name="ce3" office:value-type="string" calcext:value-type="string">
            <text:p>9 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vid Gréau</text:p>
          </table:table-cell>
          <table:table-cell table:style-name="ce3" office:value-type="string" calcext:value-type="string">
            <text:p>1 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ne Roumet</text:p>
          </table:table-cell>
          <table:table-cell table:style-name="ce3" office:value-type="string" calcext:value-type="string">
            <text:p>16 janvier 201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is Baup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Jacquat</text:p>
          </table:table-cell>
          <table:table-cell office:value-type="string" calcext:value-type="string">
            <text:p>Den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arbara Schmit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lette Pergen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tte Fauve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lérie Holl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tricia Cesped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is Jacqua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biliard</text:p>
          </table:table-cell>
          <table:table-cell office:value-type="string" calcext:value-type="string">
            <text:p>Deny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élène Gac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Falsat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drey Rousse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Joass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enys Robili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Quentin</text:p>
          </table:table-cell>
          <table:table-cell office:value-type="string" calcext:value-type="string">
            <text:p>Did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ie-Pierre Quent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Didier Dudrouil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Barb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Pin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dier Quent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inieri</text:p>
          </table:table-cell>
          <table:table-cell office:value-type="string" calcext:value-type="string">
            <text:p>Dino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 Milan</text:p>
          </table:table-cell>
          <table:table-cell table:style-name="ce3" office:value-type="string" calcext:value-type="string">
            <text:p>1 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Luya</text:p>
          </table:table-cell>
          <table:table-cell table:style-name="ce3" office:value-type="string" calcext:value-type="string">
            <text:p>février 200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ire Yannacopoulos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ophe Ray</text:p>
          </table:table-cell>
          <table:table-cell table:style-name="ce3" office:value-type="string" calcext:value-type="string">
            <text:p>févr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tricia Zappia</text:p>
          </table:table-cell>
          <table:table-cell table:style-name="ce3" office:value-type="string" calcext:value-type="string">
            <text:p>octobre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no Cinieri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Baert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téphanie Mezier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Le Lay-Felzi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welle Dribi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ominique Bae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ussereau</text:p>
          </table:table-cell>
          <table:table-cell office:value-type="string" calcext:value-type="string">
            <text:p>Domi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éline Jarno-Dalber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illes Pata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Vedren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a Segu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jamin Zaluski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inique Busser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uvel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ophie Chauv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aroline Lefebv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renice Mottel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ugues Toussain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ominique Chauv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ord</text:p>
          </table:table-cell>
          <table:table-cell office:value-type="string" calcext:value-type="string">
            <text:p>Domi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Isabelle Lannes-Bru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t Grua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Poille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inique Do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Mèner</text:p>
          </table:table-cell>
          <table:table-cell office:value-type="string" calcext:value-type="string">
            <text:p>Domi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scal Le H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Goisedie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Gom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Carles Grel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inique Le Mèn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febvre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oël Motyl</text:p>
          </table:table-cell>
          <table:table-cell office:value-type="string" calcext:value-type="string">
            <text:p>1er 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ctorien Lachas</text:p>
          </table:table-cell>
          <table:table-cell office:value-type="string" calcext:value-type="string">
            <text:p>1er décembre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rinne Pichon</text:p>
          </table:table-cell>
          <table:table-cell office:value-type="string" calcext:value-type="string">
            <text:p>1er mai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ominique Lefebv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Nachury</text:p>
          </table:table-cell>
          <table:table-cell office:value-type="string" calcext:value-type="string">
            <text:p>Domi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vette Poi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Bil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 Esnaul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omas Do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inique Nachur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Orliac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ernard Choulet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Guillaume Bald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Butt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inique Orliac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otier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thalie Hameau-Kinderstut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chel Tont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ine Lecl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Jacques Rih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ominique Pot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aimbourg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ine Coutant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éronique Renaudineau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lde Panhaleux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hilippe Quéré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ominique Raimbourg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ian</text:p>
          </table:table-cell>
          <table:table-cell office:value-type="string" calcext:value-type="string">
            <text:p>Domi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Nathalie ABONNEL</text:p>
          </table:table-cell>
          <table:table-cell table:style-name="ce3" office:value-type="string" calcext:value-type="string">
            <text:p>nov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Bricout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mille Galtier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rançoise Le Chenadec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inique Tia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ueugneau</text:p>
          </table:table-cell>
          <table:table-cell office:value-type="string" calcext:value-type="string">
            <text:p>Edith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éverine Baill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is Girszon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ébastien Lavand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organe Lacroi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le Quiquand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dith Gueugn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urtial</text:p>
          </table:table-cell>
          <table:table-cell office:value-type="string" calcext:value-type="string">
            <text:p>Édou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imone Tomowia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Larson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Au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Taver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jamin Locatelli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douard Courtia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hilippe</text:p>
          </table:table-cell>
          <table:table-cell office:value-type="string" calcext:value-type="string">
            <text:p>Edou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lémence Fo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a Rui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Michen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otte Maill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douard Philipp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ihan Cypel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ean-Philippe Calmus</text:p>
          </table:table-cell>
          <table:table-cell table:style-name="ce3" office:value-type="string" calcext:value-type="string">
            <text:p>1 octobre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anguy Hergibo</text:p>
          </table:table-cell>
          <table:table-cell table:style-name="ce3" office:value-type="string" calcext:value-type="string">
            <text:p>1 mars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annah Halimi</text:p>
          </table:table-cell>
          <table:table-cell table:style-name="ce3" office:value-type="string" calcext:value-type="string">
            <text:p>11 nov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ire Perrotin</text:p>
          </table:table-cell>
          <table:table-cell table:style-name="ce3" office:value-type="string" calcext:value-type="string">
            <text:p>2 nov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duardo Rihan Cyp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boud</text:p>
          </table:table-cell>
          <table:table-cell office:value-type="string" calcext:value-type="string">
            <text:p>Él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uc G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-Michel Abou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Nathalie Bart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émie Ferreira Lim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Veillit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lie Abou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uigou</text:p>
          </table:table-cell>
          <table:table-cell office:value-type="string" calcext:value-type="string">
            <text:p>Élisabeth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Raoudha Faou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ëva Boit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Ba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ce Girard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sa Houssin-Lamy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lisabeth Guigo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ochon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ophie Romei</text:p>
          </table:table-cell>
          <table:table-cell table:style-name="ce3" office:value-type="string" calcext:value-type="string">
            <text:p>octo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eziane Rezki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ément Lauer</text:p>
          </table:table-cell>
          <table:table-cell table:style-name="ce3" office:value-type="string" calcext:value-type="string">
            <text:p>mars 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lisabeth Poch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réhier</text:p>
          </table:table-cell>
          <table:table-cell office:value-type="string" calcext:value-type="string">
            <text:p>Emeri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Raphaël Vale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ëtitia Plicqu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Clepp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ric Bréh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lauzet</text:p>
          </table:table-cell>
          <table:table-cell office:value-type="string" calcext:value-type="string">
            <text:p>Éric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Hervé Groult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uillaume Travaglini</text:p>
          </table:table-cell>
          <table:table-cell table:style-name="ce3" office:value-type="string" calcext:value-type="string">
            <text:p>juin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naud Friedmann</text:p>
          </table:table-cell>
          <table:table-cell table:style-name="ce3" office:value-type="string" calcext:value-type="string">
            <text:p>février 201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ric Alauz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iotti</text:p>
          </table:table-cell>
          <table:table-cell office:value-type="string" calcext:value-type="string">
            <text:p>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mille Stollin</text:p>
          </table:table-cell>
          <table:table-cell office:value-type="string" calcext:value-type="string">
            <text:p>1er juin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cile Farrugia-Pascu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rinne Izo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ric Ciott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Elkouby</text:p>
          </table:table-cell>
          <table:table-cell office:value-type="string" calcext:value-type="string">
            <text:p>Éri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rélie Sittler-Ledri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ssie Steph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Schreib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ric Elkoub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Jalton</text:p>
          </table:table-cell>
          <table:table-cell office:value-type="string" calcext:value-type="string">
            <text:p>Éric</text:p>
          </table:table-cell>
          <table:table-cell office:value-type="string" calcext:value-type="string">
            <text:p>Parti communiste guadeloupéen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tacha Destouch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uzette Moes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Josée Celign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Velayoud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tz Velayoud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ric Jalt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traumann</text:p>
          </table:table-cell>
          <table:table-cell office:value-type="string" calcext:value-type="string">
            <text:p>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ian Kling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 Pavlinic-Zec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colas Dryl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ric Strauman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Woerth</text:p>
          </table:table-cell>
          <table:table-cell office:value-type="string" calcext:value-type="string">
            <text:p>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noëlle Mar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Her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loé Longu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Éric Woerth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inet</text:p>
          </table:table-cell>
          <table:table-cell office:value-type="string" calcext:value-type="string">
            <text:p>Erwan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eïla Tournier-Mezazig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elphine Sca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ohan Cirouss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rwann Bin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toine Alibert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mi Adili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éonore Piot</text:p>
          </table:table-cell>
          <table:table-cell table:style-name="ce3" office:value-type="string" calcext:value-type="string">
            <text:p>août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va Sa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erdier</text:p>
          </table:table-cell>
          <table:table-cell office:value-type="string" calcext:value-type="string">
            <text:p>Fabric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icolas Ferri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enaelle Thie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ëtitia Ferrer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a Buck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brice Verd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ombre Coste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rine Hernandez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ussein Bourgi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imon Labouyrie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remy Perez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nny Dombre Cost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iré</text:p>
          </table:table-cell>
          <table:table-cell office:value-type="string" calcext:value-type="string">
            <text:p>Fernan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téphane Pagè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ralie Siré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Savine Bernard-Bienven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 Liett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Llore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xime Martinaggi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rnand Sir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launay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gali VALIORGUE</text:p>
          </table:table-cell>
          <table:table-cell table:style-name="ce3" office:value-type="string" calcext:value-type="string">
            <text:p>22 juille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trick DORVILLE</text:p>
          </table:table-cell>
          <table:table-cell office:value-type="string" calcext:value-type="string">
            <text:p>1er sept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ionel Duthil</text:p>
          </table:table-cell>
          <table:table-cell office:value-type="string" calcext:value-type="string">
            <text:p>1er mai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ngrid Galbert</text:p>
          </table:table-cell>
          <table:table-cell office:value-type="string" calcext:value-type="string">
            <text:p>1er déc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lorence Delauna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udié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aptiste Rousseau</text:p>
          </table:table-cell>
          <table:table-cell table:style-name="ce3" office:value-type="string" calcext:value-type="string">
            <text:p>22 sept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énédicte Brait</text:p>
          </table:table-cell>
          <table:table-cell office:value-type="string" calcext:value-type="string">
            <text:p>1er octo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élanie Lamouroux</text:p>
          </table:table-cell>
          <table:table-cell table:style-name="ce3" office:value-type="string" calcext:value-type="string">
            <text:p>16 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enis Sirdey</text:p>
          </table:table-cell>
          <table:table-cell office:value-type="string" calcext:value-type="string">
            <text:p>1er juillet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lorent Boudi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illmeyer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tine Dsiurds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gathe Hillmey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etite-fille</text:p>
          </table:table-cell>
          <table:table-cell/>
          <table:table-cell office:value-type="string" calcext:value-type="string">
            <text:p>Catherine Hust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ancis Hillmey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ercamer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Eric Delbend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entine Verca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Sabine Nouquer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nie Tiberghie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ancis Vercam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ilard</text:p>
          </table:table-cell>
          <table:table-cell office:value-type="string" calcext:value-type="string">
            <text:p>Fran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édéric Duché</text:p>
          </table:table-cell>
          <table:table-cell table:style-name="ce3" office:value-type="string" calcext:value-type="string">
            <text:p>septembre 200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tienne COUQUEBERG</text:p>
          </table:table-cell>
          <table:table-cell table:style-name="ce3" office:value-type="string" calcext:value-type="string">
            <text:p>septembre 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exandre Huau-Armani</text:p>
          </table:table-cell>
          <table:table-cell table:style-name="ce3" office:value-type="string" calcext:value-type="string">
            <text:p>août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ck Gil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lin</text:p>
          </table:table-cell>
          <table:table-cell office:value-type="string" calcext:value-type="string">
            <text:p>Fran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Janique Marl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Gérard He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Sébastien Couvr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anck Marl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eynier</text:p>
          </table:table-cell>
          <table:table-cell office:value-type="string" calcext:value-type="string">
            <text:p>Franck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ne-Laure Ponç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émence Taill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t Lanfra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hony Bel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ck Reyn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iester</text:p>
          </table:table-cell>
          <table:table-cell office:value-type="string" calcext:value-type="string">
            <text:p>Fran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omas Velt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loé Perr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thieu Bru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ck Riest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ndré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Delphine ROLLAND</text:p>
          </table:table-cell>
          <table:table-cell office:value-type="string" calcext:value-type="string">
            <text:p>1er 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ain Le Moal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Circonscription (40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Cahu</text:p>
          </table:table-cell>
          <table:table-cell office:value-type="string" calcext:value-type="string">
            <text:p>1er juin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ançois Andr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sensi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Forces de Gauche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line Pineau</text:p>
          </table:table-cell>
          <table:table-cell table:style-name="ce3" office:value-type="string" calcext:value-type="string">
            <text:p>juin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exis Mazade</text:p>
          </table:table-cell>
          <table:table-cell table:style-name="ce3" office:value-type="string" calcext:value-type="string">
            <text:p>novembre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exandre Tange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çois Asens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rnut-Gentille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ierry Perard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tienne Marasi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çois Cornut-Gentil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 Mazières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abienne Vittot</text:p>
          </table:table-cell>
          <table:table-cell table:style-name="ce3" office:value-type="string" calcext:value-type="string">
            <text:p>mai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 Hampel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çois de Mazière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 Rugy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Falourd-Le Dé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ne-Marie Labbé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cile Bi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vid Gréa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aphaëlle Nda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ibault Lecler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urielle Isabelle Le Bacco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alima Menhoudj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ançois de Rug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illon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ne Fagu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çois Fill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my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therine Lomb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avien Kai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ylan Fin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çois Lam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oncle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Nathalie Bellevin</text:p>
          </table:table-cell>
          <table:table-cell table:style-name="ce3" office:value-type="string" calcext:value-type="string">
            <text:p>juin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maïl Chibane</text:p>
          </table:table-cell>
          <table:table-cell table:style-name="ce3" office:value-type="string" calcext:value-type="string">
            <text:p>juin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Aubé</text:p>
          </table:table-cell>
          <table:table-cell table:style-name="ce3" office:value-type="string" calcext:value-type="string">
            <text:p>juin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yril Buffet</text:p>
          </table:table-cell>
          <table:table-cell table:style-name="ce3" office:value-type="string" calcext:value-type="string">
            <text:p>juin 2009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ançois Lonc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upponi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trick Mign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Taravel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laude Chab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e Panzan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çois Puppon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chebloine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manuel Mandon</text:p>
          </table:table-cell>
          <table:table-cell table:style-name="ce3" office:value-type="string" calcext:value-type="string">
            <text:p>13 juin 1988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nielle Le Calvez</text:p>
          </table:table-cell>
          <table:table-cell table:style-name="ce3" office:value-type="string" calcext:value-type="string">
            <text:p>27 juin 199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Thérèse Giry</text:p>
          </table:table-cell>
          <table:table-cell office:value-type="string" calcext:value-type="string">
            <text:p>1er septembre 200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gnès Tuffery</text:p>
          </table:table-cell>
          <table:table-cell office:value-type="string" calcext:value-type="string">
            <text:p>1er janvier 200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 Trojanowski</text:p>
          </table:table-cell>
          <table:table-cell office:value-type="string" calcext:value-type="string">
            <text:p>1er octobre 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çois Rochebloi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cellier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Deleui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ophe Dur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Scelli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Etiennette Le Beche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ançois Scell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annson</text:p>
          </table:table-cell>
          <table:table-cell office:value-type="string" calcext:value-type="string">
            <text:p>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aure Claud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n Vanderschae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Humblo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çois Vanns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mbert</text:p>
          </table:table-cell>
          <table:table-cell office:value-type="string" calcext:value-type="string">
            <text:p>François-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jorie Hagobian-Mazil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Francois-Xavier Ro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<text:tab/>Decou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ançois-Michel Lambe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illain</text:p>
          </table:table-cell>
          <table:table-cell office:value-type="string" calcext:value-type="string">
            <text:p>François-Xavier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Lysiane Cach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oît Dro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-Charles Villa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ançois-Xavier Villa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scamps-Crosnier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oris Venon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riss Jawad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indy Veillard</text:p>
          </table:table-cell>
          <table:table-cell table:style-name="ce3" office:value-type="string" calcext:value-type="string">
            <text:p>déc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ançoise Descamps-Crosn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bois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ierry Edou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Gard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na Poir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ançoise Duboi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mas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Olivier Lang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ukaïna Ben Jaafa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naud Lero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om Rouss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ançoise Duma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uégot</text:p>
          </table:table-cell>
          <table:table-cell office:value-type="string" calcext:value-type="string">
            <text:p>François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tine Cha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ire Laplace-Fiq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e Laplac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Rivie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nçoise Guég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Imbert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COSTEROST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elle SERAFI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el POUVILL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Sébastien ZANA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ançoise Imbe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rbier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rixie Meysson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érard Baill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mmanuelle Cuccuredd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acqueline Cont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édéric Barb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uvillier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érôme Li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Picqu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stien Margueri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édéric Cuvill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febvre</text:p>
          </table:table-cell>
          <table:table-cell office:value-type="string" calcext:value-type="string">
            <text:p>Fréd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Valérie Lefebv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Fabrice La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Lefr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ptiste Bardes Saol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ony Lopez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édéric Lefebv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eiss</text:p>
          </table:table-cell>
          <table:table-cell office:value-type="string" calcext:value-type="string">
            <text:p>Fréd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an Klipf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Mot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Pail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Louise Gouil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 Hoffman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ain Riccio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édéric Reis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ig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lerie Rouveiro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Ramo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elphine Hard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édéric Roig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ssat</text:p>
          </table:table-cell>
          <table:table-cell office:value-type="string" calcext:value-type="string">
            <text:p>Frédér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sabelle Merc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ce Tavern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érèse Chabane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Frédérique Massa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erville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Parti socialiste guyan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ibault Lechat-Veg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Pier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 Portho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briel Servil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ouis-Carabin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e Marc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regory Manico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illes Ragu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abrielle Louis-Carab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rroux</text:p>
          </table:table-cell>
          <table:table-cell office:value-type="string" calcext:value-type="string">
            <text:p>Gaby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atima Bélaïdi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Assemblée (disposition groupe GDR pour commission des loi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érard Frau</text:p>
          </table:table-cell>
          <table:table-cell office:value-type="string" calcext:value-type="string">
            <text:p>Août 2012 (mi-temps)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thalie Lefebvre</text:p>
          </table:table-cell>
          <table:table-cell office:value-type="string" calcext:value-type="string">
            <text:p>Septembre 2015 (mi-temps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la Barreda-Lopez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by Charroux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ioraso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oussouf Souma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Ponc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stien Gibau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oubna Bouhriz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neviève Fioras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aillard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c-William Mille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Per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Mo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eneviève Gaill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osselin-Fleury</text:p>
          </table:table-cell>
          <table:table-cell office:value-type="string" calcext:value-type="string">
            <text:p>Genevièv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Alain Gossel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Sophie Ledu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xane Ba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eneviève Gosselin-Fleur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vy</text:p>
          </table:table-cell>
          <table:table-cell office:value-type="string" calcext:value-type="string">
            <text:p>Genevièv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hilippe Pecastaing</text:p>
          </table:table-cell>
          <table:table-cell table:style-name="ce3" office:value-type="string" calcext:value-type="string">
            <text:p>1/11/200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 Boillot-Le Goffic</text:p>
          </table:table-cell>
          <table:table-cell table:style-name="ce3" office:value-type="string" calcext:value-type="string">
            <text:p>01/04/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ine Octave-Coulongeat</text:p>
          </table:table-cell>
          <table:table-cell table:style-name="ce3" office:value-type="string" calcext:value-type="string">
            <text:p>01/08/20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neviève Lev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au-Langevi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manuel Provin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gaux Wagner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Frédéric Bourdeau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orge Pau-Langev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enech</text:p>
          </table:table-cell>
          <table:table-cell office:value-type="string" calcext:value-type="string">
            <text:p>Georg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 Lade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odie Gentaz-Bambin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Gog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ibaud Vincend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Rivie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orges Fenech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inesta</text:p>
          </table:table-cell>
          <table:table-cell office:value-type="string" calcext:value-type="string">
            <text:p>Georg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deleine Ginest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Michèle Hattenberg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authier Wille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Roubeuf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orges Ginest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pt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Luc Fontali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e Cap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e Touff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ra Vazeix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érard Bap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rasse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ophe Pommera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F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e Gi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uri Vig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érard Charass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erpion</text:p>
          </table:table-cell>
          <table:table-cell office:value-type="string" calcext:value-type="string">
            <text:p>Gér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érard Cherpi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enuel</text:p>
          </table:table-cell>
          <table:table-cell office:value-type="string" calcext:value-type="string">
            <text:p>Gérar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Hélène Subti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ia Sarto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Ro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e Rouss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érard Menu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ebaoun</text:p>
          </table:table-cell>
          <table:table-cell office:value-type="string" calcext:value-type="string">
            <text:p>Gérar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icolas Tchen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Raissegu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érard Sebaou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eiro</text:p>
          </table:table-cell>
          <table:table-cell office:value-type="string" calcext:value-type="string">
            <text:p>Germin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raziella Caron</text:p>
          </table:table-cell>
          <table:table-cell table:style-name="ce3" office:value-type="string" calcext:value-type="string">
            <text:p>juin 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lia Pe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Laurent Georg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njamin DELRIEUX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erminal Peir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llard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Front national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Anne-Marie Autard-Colar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Jean-Richard Sulz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hony Ler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que Cordess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lbert Coll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Bris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c Le Bri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Gaël Le Meu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ynthia Dani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ilbert Le Bri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uvan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tine Barberouss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an Carbucc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lika Dermou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ilbert Sauva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obert</text:p>
          </table:table-cell>
          <table:table-cell office:value-type="string" calcext:value-type="string">
            <text:p>Gilda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thony Leclerc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astien Brusaferro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onique Bassi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lda Hobe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urdouleix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ierry Abraha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Abraha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Guillemot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acha Cast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lles Bourdouleix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rrez</text:p>
          </table:table-cell>
          <table:table-cell office:value-type="string" calcext:value-type="string">
            <text:p>Gill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line Lejeu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eu Lefèv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Boh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lles Carrez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urton</text:p>
          </table:table-cell>
          <table:table-cell office:value-type="string" calcext:value-type="string">
            <text:p>Gill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an Avri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jemila Alm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 Brouna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 Jossé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illes Lurt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vary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anny Baccialone-Forest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aëtan Rouchet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José Vautrin</text:p>
          </table:table-cell>
          <table:table-cell table:style-name="ce3" office:value-type="string" calcext:value-type="string">
            <text:p>20 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dré Grèze</text:p>
          </table:table-cell>
          <table:table-cell table:style-name="ce3" office:value-type="string" calcext:value-type="string">
            <text:p>20 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illes Savar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iémouret</text:p>
          </table:table-cell>
          <table:table-cell office:value-type="string" calcext:value-type="string">
            <text:p>Gisè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alérie Lacaban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cilia Sanchez Lansad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dric Balec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isèle Biémour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uet</text:p>
          </table:table-cell>
          <table:table-cell office:value-type="string" calcext:value-type="string">
            <text:p>Guénhaë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rmen Huet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lle-fille</text:p>
          </table:table-cell>
          <table:table-cell/>
          <table:table-cell office:value-type="string" calcext:value-type="string">
            <text:p>Jacques Gromello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ominique Gilbe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odie Tremble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iane Bazire-Sebi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toine Delauna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uénhaël Hu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chelay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Nicolas GOARAN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ise Lebaud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hann La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uillaume Bachela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evrollier</text:p>
          </table:table-cell>
          <table:table-cell office:value-type="string" calcext:value-type="string">
            <text:p>Guillaum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Laure De Tho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le Desgrou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Gued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Joll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uillaume Chevroll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aro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achel Méhaignerie</text:p>
          </table:table-cell>
          <table:table-cell table:style-name="ce3" office:value-type="string" calcext:value-type="string">
            <text:p>juin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Cousine</text:p>
          </table:table-cell>
          <table:table-cell/>
          <table:table-cell office:value-type="string" calcext:value-type="string">
            <text:p>Pascale Cupif</text:p>
          </table:table-cell>
          <table:table-cell table:style-name="ce3" office:value-type="string" calcext:value-type="string">
            <text:p>mars 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imon Foucault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uillaume Gar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rrivé</text:p>
          </table:table-cell>
          <table:table-cell office:value-type="string" calcext:value-type="string">
            <text:p>Guillaum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ichèle Bourhi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lise Mar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Pires Coelh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gis Bouch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 d'Astorg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uillaume Larriv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illia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imothée Laroche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Car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ominique Jonq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ire Costé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uy Baillia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mbefo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 José Chassin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ntal Chapovaloff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Aurambout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mandine Simon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lérie Dupuis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uy Chambefort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Delcou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édérique MASS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atiha CHENI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dira CHARBENAG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rançoise CAUVI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uy Delcou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eoffroy</text:p>
          </table:table-cell>
          <table:table-cell office:value-type="string" calcext:value-type="string">
            <text:p>Guy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Laetitia Gué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 Geoffro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Virginie Gom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uy Geoffro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eissier</text:p>
          </table:table-cell>
          <table:table-cell office:value-type="string" calcext:value-type="string">
            <text:p>Guy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ionel Royer-Perreaut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icolas Ghilard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e Fares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vine Bénard-Bienven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Lachaud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uy Teiss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uveau</text:p>
          </table:table-cell>
          <table:table-cell office:value-type="string" calcext:value-type="string">
            <text:p>Guy-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aurent Georg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Cozic-Guillaum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dovic Lantra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uy-Michel Chauv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uillard</text:p>
          </table:table-cell>
          <table:table-cell office:value-type="string" calcext:value-type="string">
            <text:p>Gwend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ilie Derrian Chatard</text:p>
          </table:table-cell>
          <table:table-cell table:style-name="ce3" office:value-type="string" calcext:value-type="string">
            <text:p>juin 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rginie Larralde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 Morgane Le Maréchal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Gwendal Rouill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Emmanuelli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tine Gend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ctor Escobar Ari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ia Claver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berto Romer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eu Land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éverine Dangoum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Henri Emmanuell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uaino</text:p>
          </table:table-cell>
          <table:table-cell office:value-type="string" calcext:value-type="string">
            <text:p>Henri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iane Michel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ael Vince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Goul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nri Guain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Jibrayel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ébastien Jibray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Kamel Tachougaf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isabeth Giacomon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Henri Jibray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éron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therine Melchior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ne Lam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osselin Le Gac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Hervé Fér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aymard</text:p>
          </table:table-cell>
          <table:table-cell office:value-type="string" calcext:value-type="string">
            <text:p>Hervé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andrine Poig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Roll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ortense Lemé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Petrali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otte Mailly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rvé Gaym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iton</text:p>
          </table:table-cell>
          <table:table-cell office:value-type="string" calcext:value-type="string">
            <text:p>Hervé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k Pallu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 Pegui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Vatt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errine Hodencq-Sabard-Langl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rvé Marit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ellois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organe Le Roux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ugo Lamour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Hervé Pelloi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ourage</text:p>
          </table:table-cell>
          <table:table-cell office:value-type="string" calcext:value-type="string">
            <text:p>Hug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ierre-Hugues Fourag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Laurence Poula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 Lafo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yriam Souam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Hugues Fourag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ello</text:p>
          </table:table-cell>
          <table:table-cell office:value-type="string" calcext:value-type="string">
            <text:p>Huguette</text:p>
          </table:table-cell>
          <table:table-cell office:value-type="string" calcext:value-type="string">
            <text:p>Pour la Réunion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onia Chane Ku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ce Dor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ully Seraph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uguette Bell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boubacar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irdine Ousse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ihibou Hamad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éva Dargaud-Tarqu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Ibrahim Aboubaca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ttard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arah Albert</text:p>
          </table:table-cell>
          <table:table-cell table:style-name="ce3" office:value-type="string" calcext:value-type="string">
            <text:p>1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rédric Toutain</text:p>
          </table:table-cell>
          <table:table-cell table:style-name="ce3" office:value-type="string" calcext:value-type="string">
            <text:p>1 juille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Fremond</text:p>
          </table:table-cell>
          <table:table-cell table:style-name="ce3" office:value-type="string" calcext:value-type="string">
            <text:p>22 août 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Isabelle Att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runeau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Thierry Besn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élanie Chapu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(30 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ric Hervou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Isabelle Brun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Callennec</text:p>
          </table:table-cell>
          <table:table-cell office:value-type="string" calcext:value-type="string">
            <text:p>Isabell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astien Regnier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Roull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ine Coudrais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sabelle Le Callennec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raysse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Forces de Gauche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abriel Silberste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éborah Konaré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cqueline Frayss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quet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orothée Co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niel Lemai-Ducrocq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Oliv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e Demandril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acqueline Maqu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énisti</text:p>
          </table:table-cell>
          <table:table-cell office:value-type="string" calcext:value-type="string">
            <text:p>Jacques Al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ie-Christine Benist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Peggy Nicol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Beaureg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e Moucho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ques Alain Bénist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mpard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Debout la Franc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Guillaume Bompar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Yann Bompar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harles de Mey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acques Bomp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resta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Claire Cerver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t Rosell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ise Haffe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cques Crest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llerie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gor Charras</text:p>
          </table:table-cell>
          <table:table-cell table:style-name="ce3" office:value-type="string" calcext:value-type="string">
            <text:p>11 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gélique Gadonna</text:p>
          </table:table-cell>
          <table:table-cell table:style-name="ce3" office:value-type="string" calcext:value-type="string">
            <text:p>11 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lvina Majoux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cques Delleri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Kossowski</text:p>
          </table:table-cell>
          <table:table-cell office:value-type="string" calcext:value-type="string">
            <text:p>Jacqu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ierre-Henri Fourgou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ne Baill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hilippe Tolokonnikoff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acques Kossowsk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Krabal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rnaud Battefo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salie Becqu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cques Kraba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mblin</text:p>
          </table:table-cell>
          <table:table-cell office:value-type="string" calcext:value-type="string">
            <text:p>Jacqu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tine Lamblin</text:p>
          </table:table-cell>
          <table:table-cell office:value-type="string" calcext:value-type="string">
            <text:p>1er janvier 2013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Bernard Genay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And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Wanda Weismey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 (30h/semaine)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ques Lambl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yard</text:p>
          </table:table-cell>
          <table:table-cell office:value-type="string" calcext:value-type="string">
            <text:p>Jacqu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Odile Rey-Coqua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Gollnhof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ain Benhamo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cques My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élissard</text:p>
          </table:table-cell>
          <table:table-cell office:value-type="string" calcext:value-type="string">
            <text:p>Jacqu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 Pierre Sag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éronique Callebau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yrille Jacques Léon Brer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Vincen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acques Péliss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alax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ine Roig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ophe Ramond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 Vanderchmitt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ne Valax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 (30h/semaine)</text:p>
          </table:table-cell>
          <table:table-cell office:value-type="string" calcext:value-type="string">
            <text:p>Fill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ques Valax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lavany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téphanie Mil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 Rang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ra Pailhar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Évelyne Gliozzo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 Glavan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rellie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ulie Geairon-Toussaint</text:p>
          </table:table-cell>
          <table:table-cell table:style-name="ce3" office:value-type="string" calcext:value-type="string">
            <text:p>août 200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-Emmanuel Dessevres</text:p>
          </table:table-cell>
          <table:table-cell table:style-name="ce3" office:value-type="string" calcext:value-type="string">
            <text:p>avril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tine Canteau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 Grell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lody</text:p>
          </table:table-cell>
          <table:table-cell office:value-type="string" calcext:value-type="string">
            <text:p>Jean 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ulie Geairon-Toussai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Cant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-Emmanuel Dessèvr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 Jacques Vlod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ssall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ysiane Palac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Marqu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vette Germa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he Aguer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ophe Cous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 Lassal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unay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téphane Verdier</text:p>
          </table:table-cell>
          <table:table-cell office:value-type="string" calcext:value-type="string">
            <text:p>1er novembre 200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rigitte Escapoulad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Marie Molina</text:p>
          </table:table-cell>
          <table:table-cell office:value-type="string" calcext:value-type="string">
            <text:p>1er octobre 2016 (mi-temps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 Launa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onetti</text:p>
          </table:table-cell>
          <table:table-cell office:value-type="string" calcext:value-type="string">
            <text:p>Jea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Xavier Taquillain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uline Lopez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lorence Angelli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 Leonett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augourdeau</text:p>
          </table:table-cell>
          <table:table-cell office:value-type="string" calcext:value-type="string">
            <text:p>Jean-Charl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nièle Nor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Laure Bl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 Chasse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Charles Taugourd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mbadélis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Karine Gautrea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alima Jem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ssica Mass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am Souma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Diarra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Christophe Cambadéli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romantin</text:p>
          </table:table-cell>
          <table:table-cell office:value-type="string" calcext:value-type="string">
            <text:p>Jean-Christophe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gustin Chaz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émentine Den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me Sevaist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ine Massis-Desmares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Christophe Fromant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garde</text:p>
          </table:table-cell>
          <table:table-cell office:value-type="string" calcext:value-type="string">
            <text:p>Jean-Christophe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ébastien Gueri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François Chevali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 Her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main Champ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Christophe Lagard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uchet</text:p>
          </table:table-cell>
          <table:table-cell office:value-type="string" calcext:value-type="string">
            <text:p>Jean-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ébastien Mich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nia Gorj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d'Hérouville-Le Tanneu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érard Lauverj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Claude Bouch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uisine</text:p>
          </table:table-cell>
          <table:table-cell office:value-type="string" calcext:value-type="string">
            <text:p>Jean-Claud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Hao Tran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cole Lejeune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 Benoit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udovic Balzeau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Claude Buisi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ruteau</text:p>
          </table:table-cell>
          <table:table-cell office:value-type="string" calcext:value-type="string">
            <text:p>Jean-Claud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élik Fourcade</text:p>
          </table:table-cell>
          <table:table-cell office:value-type="string" calcext:value-type="string">
            <text:p>1er janvier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Claude Frut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uibal</text:p>
          </table:table-cell>
          <table:table-cell office:value-type="string" calcext:value-type="string">
            <text:p>Jean-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ne Maldzinsk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Guidicelli Cabess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brice Cost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Claude Guiba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this</text:p>
          </table:table-cell>
          <table:table-cell office:value-type="string" calcext:value-type="string">
            <text:p>Jean-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lgorzata Mathis-Mazurczak</text:p>
          </table:table-cell>
          <table:table-cell office:value-type="string" calcext:value-type="string">
            <text:p>avant 2007</text:p>
          </table:table-cell>
          <table:table-cell office:value-type="string" calcext:value-type="string">
            <text:p>Assemblée (temps partiel)</text:p>
          </table:table-cell>
          <table:table-cell office:value-type="string" calcext:value-type="string">
            <text:p>Belle-fille</text:p>
          </table:table-cell>
          <table:table-cell/>
          <table:table-cell office:value-type="string" calcext:value-type="string">
            <text:p>Anne Leboulanger-Math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Jean-Charles Marass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ean-Claude Mathi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ignon</text:p>
          </table:table-cell>
          <table:table-cell office:value-type="string" calcext:value-type="string">
            <text:p>Jean-Claud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etty Dujard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 Creusev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Claude Mign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erez</text:p>
          </table:table-cell>
          <table:table-cell office:value-type="string" calcext:value-type="string">
            <text:p>Jean-Claud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ascale FALCO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anne Billar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Seneg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 Baillauqu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Claude Perez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iot</text:p>
          </table:table-cell>
          <table:table-cell office:value-type="string" calcext:value-type="string">
            <text:p>Jean-Davi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ierre Olivier Salles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nina Jouffret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nny Cartoux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David Ci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pé</text:p>
          </table:table-cell>
          <table:table-cell office:value-type="string" calcext:value-type="string">
            <text:p>Jean-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Nadia Copé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Sarah Bay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de Feydeau de Saint-Christoph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François Cop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mour</text:p>
          </table:table-cell>
          <table:table-cell office:value-type="string" calcext:value-type="string">
            <text:p>Jean-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therine Che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phée Roche-Noël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François Lamou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ncel</text:p>
          </table:table-cell>
          <table:table-cell office:value-type="string" calcext:value-type="string">
            <text:p>Jean-Franço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Brigitte Manc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Catherine Briqu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François Manc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oisson</text:p>
          </table:table-cell>
          <table:table-cell office:value-type="string" calcext:value-type="string">
            <text:p>Jean-Frédéri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lexia Milléqua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drey Levavasseu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-Henri Jam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Frédéric Poiss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ridey</text:p>
          </table:table-cell>
          <table:table-cell office:value-type="string" calcext:value-type="string">
            <text:p>Jean-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roline Viéville</text:p>
          </table:table-cell>
          <table:table-cell table:style-name="ce3" office:value-type="string" calcext:value-type="string">
            <text:p>1 janvier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noît Onambele</text:p>
          </table:table-cell>
          <table:table-cell table:style-name="ce3" office:value-type="string" calcext:value-type="string">
            <text:p>1 octo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lorian Humez</text:p>
          </table:table-cell>
          <table:table-cell table:style-name="ce3" office:value-type="string" calcext:value-type="string">
            <text:p>1 déc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Jacques Bride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ndelier</text:p>
          </table:table-cell>
          <table:table-cell office:value-type="string" calcext:value-type="string">
            <text:p>Jean-Jacques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Bol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eggy Marech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jamin Vandekerckhov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Weinman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Charles Schmid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Jacques Candel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ttel</text:p>
          </table:table-cell>
          <table:table-cell office:value-type="string" calcext:value-type="string">
            <text:p>Jean-Jacqu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Edith Cott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Cédric Pruvos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 Flahau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dric Delmot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Jacques Cott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uillet</text:p>
          </table:table-cell>
          <table:table-cell office:value-type="string" calcext:value-type="string">
            <text:p>Jean-Jacqu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aurence Peti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selyne Imbe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illes Garrigu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erge Russ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Jacques Guill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ricout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ais Pat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a Buc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mira Benhamid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Louis Bricou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rist</text:p>
          </table:table-cell>
          <table:table-cell office:value-type="string" calcext:value-type="string">
            <text:p>Jean-Lou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andrine Le-Vour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Agnès Lien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is Girszon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hilippe Migno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Louis Chris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stes</text:p>
          </table:table-cell>
          <table:table-cell office:value-type="string" calcext:value-type="string">
            <text:p>Jean-Loui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Rosalie Gingling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c Wauth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 Web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Dryl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Louis Coste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stans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ichel Ranger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Milon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ra Pailharey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velyne Gliozzo</text:p>
          </table:table-cell>
          <table:table-cell table:style-name="ce3" office:value-type="string" calcext:value-type="string">
            <text:p>juin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Louis Destan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mont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andra Merc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gélique So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orothée Balosso-Brunell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Boccar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Louis Dumon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agnaire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allien Gagnai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(4j par semaine)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Jean Michel M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gnès Tix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élanie Le Ro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Louis Gagnai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umégas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érémie Iordanoff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 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bine Schliwansk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onique Chaib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lina Roumegas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Fill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Louis Rouméga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ouraine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ylvie Tomassin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Sarah Peill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acha Verpill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Robe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Louis Tourai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leunven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ela KLOAREG</text:p>
          </table:table-cell>
          <table:table-cell table:style-name="ce3" office:value-type="string" calcext:value-type="string">
            <text:p>17 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viane Boulc'h</text:p>
          </table:table-cell>
          <table:table-cell office:value-type="string" calcext:value-type="string">
            <text:p>1er janv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Meffre</text:p>
          </table:table-cell>
          <table:table-cell office:value-type="string" calcext:value-type="string">
            <text:p>1er janv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Luc Bleunve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urent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David Dupré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tika El Bourim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thur Blanch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éophile Vinc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Luc Lauren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eitzer</text:p>
          </table:table-cell>
          <table:table-cell office:value-type="string" calcext:value-type="string">
            <text:p>Jean-Lu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arles-Emmanuel Reitzer</text:p>
          </table:table-cell>
          <table:table-cell office:value-type="string" calcext:value-type="string">
            <text:p>Janvier 2016 (précédemment de janvier 2013 à septembre 2015)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Christiane Muller</text:p>
          </table:table-cell>
          <table:table-cell table:style-name="ce3" office:value-type="string" calcext:value-type="string">
            <text:p>février 2002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exandra GUTZWILLER</text:p>
          </table:table-cell>
          <table:table-cell table:style-name="ce3" office:value-type="string" calcext:value-type="string">
            <text:p>janv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èle Reitzer née Berger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Circonscription (10h)</text:p>
          </table:table-cell>
          <table:table-cell office:value-type="string" calcext:value-type="string">
            <text:p>Femm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ean-Luc Reitz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Warsmann</text:p>
          </table:table-cell>
          <table:table-cell office:value-type="string" calcext:value-type="string">
            <text:p>Jean-Lu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onique DUJEANCOURT</text:p>
          </table:table-cell>
          <table:table-cell table:style-name="ce3" office:value-type="string" calcext:value-type="string">
            <text:p>16/6/199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 PREMAT épouse DUMAY </text:p>
          </table:table-cell>
          <table:table-cell table:style-name="ce3" office:value-type="string" calcext:value-type="string">
            <text:p>16/6/1997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ine NOIRET épouse RICHET </text:p>
          </table:table-cell>
          <table:table-cell table:style-name="ce3" office:value-type="string" calcext:value-type="string">
            <text:p>2 novembre 199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ne FOURILE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 NEYRENEUF épouse THIBIERGE</text:p>
          </table:table-cell>
          <table:table-cell office:value-type="string" calcext:value-type="string">
            <text:p>2007-2012 puis depuis le 31 août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Luc Warsman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ournel</text:p>
          </table:table-cell>
          <table:table-cell office:value-type="string" calcext:value-type="string">
            <text:p>Jean-Mar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e Fruli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Lecom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Terz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Marc Fourn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ermain</text:p>
          </table:table-cell>
          <table:table-cell office:value-type="string" calcext:value-type="string">
            <text:p>Jean-Mar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uillaume MARBOTTE</text:p>
          </table:table-cell>
          <table:table-cell table:style-name="ce3" office:value-type="string" calcext:value-type="string">
            <text:p>17 novembre 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ash SAEIDI AKBARZADEH</text:p>
          </table:table-cell>
          <table:table-cell office:value-type="string" calcext:value-type="string">
            <text:p>1er janvier 2016 (jusqu'au 16 février 2017)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Marc Germa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effara</text:p>
          </table:table-cell>
          <table:table-cell office:value-type="string" calcext:value-type="string">
            <text:p>Jean-Ma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ane Bonva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divine Antign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ibaud Deshai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ain Broch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Marie Beffar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ermier</text:p>
          </table:table-cell>
          <table:table-cell office:value-type="string" calcext:value-type="string">
            <text:p>Jean-Mar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Nathalie Jea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ia Serm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Laurent Bourguign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acqueline Geis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Marie Serm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étart</text:p>
          </table:table-cell>
          <table:table-cell office:value-type="string" calcext:value-type="string">
            <text:p>Jean-Mar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Danielle Davinr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élanie Baud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Arthur Arl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Finou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Marie Téta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lément</text:p>
          </table:table-cell>
          <table:table-cell office:value-type="string" calcext:value-type="string">
            <text:p>Jean-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antal Calendr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Bo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Papin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Michel Clémen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uve</text:p>
          </table:table-cell>
          <table:table-cell office:value-type="string" calcext:value-type="string">
            <text:p>Jean-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dia Amr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Gourge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k Even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Tavasci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Michel Couv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illaumé</text:p>
          </table:table-cell>
          <table:table-cell office:value-type="string" calcext:value-type="string">
            <text:p>Jean-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ade Gilles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dwige Eme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elle Brouillard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rginie Bernard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yline Caravati</text:p>
          </table:table-cell>
          <table:table-cell table:style-name="ce3" office:value-type="string" calcext:value-type="string">
            <text:p>septembre 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Michel Villaumé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Carpentier</text:p>
          </table:table-cell>
          <table:table-cell office:value-type="string" calcext:value-type="string">
            <text:p>Jean-Noël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 Bechi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 Mas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Poulet-Declercq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Noël Carpent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ille</text:p>
          </table:table-cell>
          <table:table-cell office:value-type="string" calcext:value-type="string">
            <text:p>Jean-Patr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urielle BONNET-LANGAGNE</text:p>
          </table:table-cell>
          <table:table-cell office:value-type="string" calcext:value-type="string">
            <text:p>2007 (80 %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 DUNOUA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ul DEGRUELL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Patrick Gil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cquet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éatrice Anglar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ne Espinass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atiana Blan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ola Cloué-Sol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Paul Bacqu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nteguet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uy Leroy</text:p>
          </table:table-cell>
          <table:table-cell table:style-name="ce3" office:value-type="string" calcext:value-type="string">
            <text:p>novembre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Boidin</text:p>
          </table:table-cell>
          <table:table-cell table:style-name="ce3" office:value-type="string" calcext:value-type="string">
            <text:p>novembre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ison Paquett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guerite Culot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scale Rossler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Paul Chanteguet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Dupré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gustin Nas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Guery-Waesse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Marie Con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Paul Dupr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uaiva</text:p>
          </table:table-cell>
          <table:table-cell office:value-type="string" calcext:value-type="string">
            <text:p>Jean-Paul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iluska Frog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ompagne</text:p>
          </table:table-cell>
          <table:table-cell/>
          <table:table-cell office:value-type="string" calcext:value-type="string">
            <text:p>Sylvie Bour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erminia Marutaat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Paul Tuaiv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Nilor</text:p>
          </table:table-cell>
          <table:table-cell office:value-type="string" calcext:value-type="string">
            <text:p>Jean-Philippe</text:p>
          </table:table-cell>
          <table:table-cell office:value-type="string" calcext:value-type="string">
            <text:p>Mouvement Indépendantiste Martiniqu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laudia Rav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Lérand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becca Roset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Philippe Nilo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llossery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gélique Lefebv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abriel Dumo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ddie Defeve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Pierre Allosser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rbier</text:p>
          </table:table-cell>
          <table:table-cell office:value-type="string" calcext:value-type="string">
            <text:p>Jean-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érôme Charv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Sir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sa Dessimon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Pierre Barb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lazy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ylvie Prad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ichard Gouss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ul Rüml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elson de Pessemier</text:p>
          </table:table-cell>
          <table:table-cell table:style-name="ce3" office:value-type="string" calcext:value-type="string">
            <text:p>27 sept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dric Haution</text:p>
          </table:table-cell>
          <table:table-cell office:value-type="string" calcext:value-type="string">
            <text:p>1er janvier 2017 (contrat suspendu depuis le 5 février 2017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Pierre Blaz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cool</text:p>
          </table:table-cell>
          <table:table-cell office:value-type="string" calcext:value-type="string">
            <text:p>Jean-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ne Debri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oît Evera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ne Butt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nstance Vig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Sais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Pierre Decoo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oor</text:p>
          </table:table-cell>
          <table:table-cell office:value-type="string" calcext:value-type="string">
            <text:p>Jean-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Véronique Doo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Jérôme Azcara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ck Pericouche-Chat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Pierre Doo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fau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role Denuault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rika Largurgu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mmanuelle Muni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aris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e Cah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runo Jano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Pierre Duf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iran</text:p>
          </table:table-cell>
          <table:table-cell office:value-type="string" calcext:value-type="string">
            <text:p>Jean-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tine Garnier</text:p>
          </table:table-cell>
          <table:table-cell table:style-name="ce3" office:value-type="string" calcext:value-type="string">
            <text:p>septembre 200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authier Wilhem</text:p>
          </table:table-cell>
          <table:table-cell table:style-name="ce3" office:value-type="string" calcext:value-type="string">
            <text:p>juillet 199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enis Lieppe</text:p>
          </table:table-cell>
          <table:table-cell table:style-name="ce3" office:value-type="string" calcext:value-type="string">
            <text:p>octobre 2011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land Atlan</text:p>
          </table:table-cell>
          <table:table-cell table:style-name="ce3" office:value-type="string" calcext:value-type="string">
            <text:p>févr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Pierre Gira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orges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tella Gorg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Mathilde Gorg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Vincent Gouache</text:p>
          </table:table-cell>
          <table:table-cell table:number-columns-repeated="2" office:value-type="string" calcext:value-type="string">
            <text:p>?</text:p>
          </table:table-cell>
          <table:table-cell table:number-columns-repeated="27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Jean-Pierre Gorge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Roch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ionel Pi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e Le Guellanff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vien Chauffail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Pierre Le Roch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ggi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roline Generosi-Herpin</text:p>
          </table:table-cell>
          <table:table-cell table:style-name="ce3" office:value-type="string" calcext:value-type="string">
            <text:p>nov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ngrid Flé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ehdi-Thibaut Affes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Pierre Magg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igier</text:p>
          </table:table-cell>
          <table:table-cell office:value-type="string" calcext:value-type="string">
            <text:p>Jean-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Andrée Moll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Rav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aïs Roussange-Chaill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rbara Treutenae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-Pierre Vig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sac</text:p>
          </table:table-cell>
          <table:table-cell office:value-type="string" calcext:value-type="string">
            <text:p>Jean-René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sabelle Androi</text:p>
          </table:table-cell>
          <table:table-cell office:value-type="string" calcext:value-type="string">
            <text:p>1er septembre 2007</text:p>
          </table:table-cell>
          <table:table-cell office:value-type="string" calcext:value-type="string">
            <text:p>Circonscription (80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illes Pondard</text:p>
          </table:table-cell>
          <table:table-cell office:value-type="string" calcext:value-type="string">
            <text:p>1er 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tin Paugam</text:p>
          </table:table-cell>
          <table:table-cell office:value-type="string" calcext:value-type="string">
            <text:p>1er 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Yves Geffroy</text:p>
          </table:table-cell>
          <table:table-cell office:value-type="string" calcext:value-type="string">
            <text:p>1er septembre 2007</text:p>
          </table:table-cell>
          <table:table-cell office:value-type="string" calcext:value-type="string">
            <text:p>Circonscription (20 %)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René Marsac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ialatte</text:p>
          </table:table-cell>
          <table:table-cell office:value-type="string" calcext:value-type="string">
            <text:p>Jean-Sébast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Gauthier Wille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risse Descot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que Vialatt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Annie Ricourt-Giobbio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ean-Sébastien Vialatt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ullet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uriel Caullet-Vergè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Bruno Ville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Jeanne Labou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Yves Caull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Bouillonnec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ominique Barj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abiba Amazza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Lericq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Yves Le Bouillonnec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Déaut</text:p>
          </table:table-cell>
          <table:table-cell office:value-type="string" calcext:value-type="string">
            <text:p>Jean-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éatrice Lopv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 Creus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lyn Pit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omas Souvera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ean-Yves Le Déau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bié</text:p>
          </table:table-cell>
          <table:table-cell office:value-type="string" calcext:value-type="string">
            <text:p>Jeanine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rmelle Cizeron</text:p>
          </table:table-cell>
          <table:table-cell table:style-name="ce3" office:value-type="string" calcext:value-type="string">
            <text:p>10 février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Laure Pargala</text:p>
          </table:table-cell>
          <table:table-cell table:style-name="ce3" office:value-type="string" calcext:value-type="string">
            <text:p>19 janvier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Paulin</text:p>
          </table:table-cell>
          <table:table-cell table:style-name="ce3" office:value-type="string" calcext:value-type="string">
            <text:p>2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eanine Dubi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rtier</text:p>
          </table:table-cell>
          <table:table-cell office:value-type="string" calcext:value-type="string">
            <text:p>Jérôm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ustine Ducharne Vujici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bah Aïssa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ctor Habe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érôme Chart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mbert</text:p>
          </table:table-cell>
          <table:table-cell office:value-type="string" calcext:value-type="string">
            <text:p>Jérôm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Hayet Lambe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Géraldine Jérôm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Bourd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</text:p>
          </table:table-cell>
          <table:table-cell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érôme Lambe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ueyo</text:p>
          </table:table-cell>
          <table:table-cell office:value-type="string" calcext:value-type="string">
            <text:p>Joaquim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incent VAN DER LINDE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omas Le Biha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Galler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(20h par moi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ntal Jourd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(38h par mois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atricia Gauti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(29h par moi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uil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? (21,67h par mois)</text:p>
          </table:table-cell>
          <table:table-cell office:value-type="string" calcext:value-type="string">
            <text:p>Non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oaquim Puey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iraud</text:p>
          </table:table-cell>
          <table:table-cell office:value-type="string" calcext:value-type="string">
            <text:p>Joël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laire Bouchet</text:p>
          </table:table-cell>
          <table:table-cell table:style-name="ce3" office:value-type="string" calcext:value-type="string">
            <text:p>septembre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ysiane Lacaud</text:p>
          </table:table-cell>
          <table:table-cell table:style-name="ce3" office:value-type="string" calcext:value-type="string">
            <text:p>septembre 200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lérie Rossi</text:p>
          </table:table-cell>
          <table:table-cell table:style-name="ce3" office:value-type="string" calcext:value-type="string">
            <text:p>nov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ly Soumare</text:p>
          </table:table-cell>
          <table:table-cell office:value-type="string" calcext:value-type="string">
            <text:p>Janvier 2005 (3h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ël Girau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uillier</text:p>
          </table:table-cell>
          <table:table-cell office:value-type="string" calcext:value-type="string">
            <text:p>Joël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ylvain Thial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Hug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ouda Farh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k Barruel-Bruss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oëlle Huill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ahuaitu</text:p>
          </table:table-cell>
          <table:table-cell office:value-type="string" calcext:value-type="string">
            <text:p>Jona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ddy Apuarii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iana Oopa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 (33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mélie Pahuiri</text:p>
          </table:table-cell>
          <table:table-cell table:style-name="ce3" office:value-type="string" calcext:value-type="string">
            <text:p>juillet 2013</text:p>
          </table:table-cell>
          <table:table-cell office:value-type="string" calcext:value-type="string">
            <text:p>Circonscription (33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scale Haiti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Circonscription (33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vana Tihoni-Tahuiaitu</text:p>
          </table:table-cell>
          <table:table-cell office:value-type="string" calcext:value-type="string">
            <text:p>de novembre 2013 à janvier 2014, puis depuis juin 2014</text:p>
          </table:table-cell>
          <table:table-cell office:value-type="string" calcext:value-type="string">
            <text:p>Circonscription (33%)</text:p>
          </table:table-cell>
          <table:table-cell office:value-type="string" calcext:value-type="string">
            <text:p>Belle-sœur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nas Tahuait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ons</text:p>
          </table:table-cell>
          <table:table-cell office:value-type="string" calcext:value-type="string">
            <text:p>Josett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gali Bar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Deli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indy Hoa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sette Pon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ommaruga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oris Restier</text:p>
          </table:table-cell>
          <table:table-cell table:style-name="ce3" office:value-type="string" calcext:value-type="string">
            <text:p>novembre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n Lannoy</text:p>
          </table:table-cell>
          <table:table-cell table:style-name="ce3" office:value-type="string" calcext:value-type="string">
            <text:p>mai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rlène Jouanguy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Julie Sommarug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ubert</text:p>
          </table:table-cell>
          <table:table-cell office:value-type="string" calcext:value-type="string">
            <text:p>Jul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Michel Caban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Lecaud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ain Rackelboom-Noch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bert Tranch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reille Rich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lien Aube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ive</text:p>
          </table:table-cell>
          <table:table-cell office:value-type="string" calcext:value-type="string">
            <text:p>Jul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ophie Moreau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aptiste Piekacz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lentine Serino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toine Lessard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ael N'Zonzi</text:p>
          </table:table-cell>
          <table:table-cell table:style-name="ce3" office:value-type="string" calcext:value-type="string">
            <text:p>déc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lien Dive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Arif</text:p>
          </table:table-cell>
          <table:table-cell office:value-type="string" calcext:value-type="string">
            <text:p>Kader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ecile Bisson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Pierre Angl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ra Arif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imon Vigu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ader Arif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erger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ickaël Guitt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chel Nicol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José Allem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trand Legro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Karine Berg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aniel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arlène Barb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gustin Lechat-Bl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hilippe Au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lin Dur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arine Dani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uziane-Laroussi</text:p>
          </table:table-cell>
          <table:table-cell office:value-type="string" calcext:value-type="string">
            <text:p>Kheir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lérie Paup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es Meill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xime Ra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Kheira Bouziane-Larouss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esquida</text:p>
          </table:table-cell>
          <table:table-cell office:value-type="string" calcext:value-type="string">
            <text:p>Kléber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ie Couderc-Moner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tine Virenqu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yll Vignal (fille du député Patrick Vign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léber Mesquid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 La Raudière</text:p>
          </table:table-cell>
          <table:table-cell office:value-type="string" calcext:value-type="string">
            <text:p>Lau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Hubert de La Raudiè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Virginie de Rain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Sophie Houdy-Den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éronique Hallou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ure de La Raudiè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beille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Zoé Puype</text:p>
          </table:table-cell>
          <table:table-cell office:value-type="string" calcext:value-type="string">
            <text:p>1er 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ne Ibba</text:p>
          </table:table-cell>
          <table:table-cell office:value-type="string" calcext:value-type="string">
            <text:p>1er 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Yasmine Bouzenad</text:p>
          </table:table-cell>
          <table:table-cell table:style-name="ce3" office:value-type="string" calcext:value-type="string">
            <text:p>18 janvier 201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aurence Abeil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rribagé</text:p>
          </table:table-cell>
          <table:table-cell office:value-type="string" calcext:value-type="string">
            <text:p>Laurenc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ophe Calmann-Lév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oann Rault-Wit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olande Motilv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Ange Rousselo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urence Arribag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mont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lérie Scognamigli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 Ler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mmanuelle Jardin-Pay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wenael Dupu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érénice Victoire-Fér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aurence Dumon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umel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thieu Guibard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na Reig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éronique Paisant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urent Baum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thala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lorence Raulet-Sanch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dia Moussaoui-Brahimi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aurent Cathal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gallaix</text:p>
          </table:table-cell>
          <table:table-cell office:value-type="string" calcext:value-type="string">
            <text:p>Laurent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auline Ledru</text:p>
          </table:table-cell>
          <table:table-cell table:style-name="ce3" office:value-type="string" calcext:value-type="string">
            <text:p>septembre 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afik Mokrane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ominique Noël</text:p>
          </table:table-cell>
          <table:table-cell table:style-name="ce3" office:value-type="string" calcext:value-type="string">
            <text:p>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urent Degallaix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urst</text:p>
          </table:table-cell>
          <table:table-cell office:value-type="string" calcext:value-type="string">
            <text:p>Laurent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ean Biehler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dège Heiligenstein</text:p>
          </table:table-cell>
          <table:table-cell table:style-name="ce3" office:value-type="string" calcext:value-type="string">
            <text:p>novembre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ric de la Fouchardière</text:p>
          </table:table-cell>
          <table:table-cell table:style-name="ce3" office:value-type="string" calcext:value-type="string">
            <text:p>janvier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urent Furs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randguillaume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Lomb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ne Ferri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 Petro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ctor Albrech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aurent Grandguillaum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Kalinowski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Christophe Kinnel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ulie Rosenkran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xime Dolic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aurent Kalinowsk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cangeli</text:p>
          </table:table-cell>
          <table:table-cell office:value-type="string" calcext:value-type="string">
            <text:p>Laurent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ulia Sere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liane Fadd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ophe Mondolo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-Louis C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urent Marcangel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Wauquiez</text:p>
          </table:table-cell>
          <table:table-cell office:value-type="string" calcext:value-type="string">
            <text:p>Laurent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yriam Vocans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ia Goud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 Charr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Sab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ane Reihani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aurent Wauquiez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ourjade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Laura Bessière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Marc Gauché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inda Gourjad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ardy</text:p>
          </table:table-cell>
          <table:table-cell office:value-type="string" calcext:value-type="string">
            <text:p>Lion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ucie PROVENZ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-Marie Bouchez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rice Lacourieux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ce Lamarch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ionel Tard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uca</text:p>
          </table:table-cell>
          <table:table-cell office:value-type="string" calcext:value-type="string">
            <text:p>Lionn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ichel Uz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ce Zattar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eneviève Sals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a Varg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ssica Saur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onnel Luc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elot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 Benoit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e Fia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Vailla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ony Emeri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deline Karampournis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uc Bel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tel</text:p>
          </table:table-cell>
          <table:table-cell office:value-type="string" calcext:value-type="string">
            <text:p>Lu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drien Guen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ire Bara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Roma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Parr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Blou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omas Kolb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c Chat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ane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loïse Mar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Bou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Miguer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émence Bourkach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uce Pa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ousteau</text:p>
          </table:table-cell>
          <table:table-cell office:value-type="string" calcext:value-type="string">
            <text:p>Luce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got Le Morv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Nad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a Barbos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Campa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Lucette Loust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gauchy</text:p>
          </table:table-cell>
          <table:table-cell office:value-type="string" calcext:value-type="string">
            <text:p>Luc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Danielle Carlier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rre Va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eresa Domingu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yline Lim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elphine Morelle Hanry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cien Degauch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ge</text:p>
          </table:table-cell>
          <table:table-cell office:value-type="string" calcext:value-type="string">
            <text:p>Maina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ce Duroch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rah Teriitaumih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ervé Lallemant-Mo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phaël Lap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ina Sag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utih</text:p>
          </table:table-cell>
          <table:table-cell office:value-type="string" calcext:value-type="string">
            <text:p>Male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oubna Méliane-Caille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ctoria Alverg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fia Rafaï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lek Boutih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alls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rlos Da Silv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uliette Nuti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uel Vall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olez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téphanie Rem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Delbrouqu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ëtitia Frackowia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Jacques Boujo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c Dolez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rancina</text:p>
          </table:table-cell>
          <table:table-cell office:value-type="string" calcext:value-type="string">
            <text:p>Mar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tricia Mahu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Comb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éborah Asso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c Francin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oua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William Tissandi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ucile Guiber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c Gou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ffineur</text:p>
          </table:table-cell>
          <table:table-cell office:value-type="string" calcext:value-type="string">
            <text:p>Mar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Thomas Harto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stine Rouss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 Houdemon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c Laffineu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Fur</text:p>
          </table:table-cell>
          <table:table-cell office:value-type="string" calcext:value-type="string">
            <text:p>Marc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Corentin Le Fu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Béatrice Boulang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brice La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de Sallier-Dup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c Le Fu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aubresse</text:p>
          </table:table-cell>
          <table:table-cell office:value-type="string" calcext:value-type="string">
            <text:p>Marc-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Brigitte Astru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Alexandre Astru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eau-fils</text:p>
          </table:table-cell>
          <table:table-cell table:number-columns-repeated="31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rc-Philippe Daubress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nnot</text:p>
          </table:table-cell>
          <table:table-cell office:value-type="string" calcext:value-type="string">
            <text:p>Marc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ichèle Pari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Chal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éronique Carl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cel Bonn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gemont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udovic Coulomb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-Yves Olliv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Joseph Fay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élène Roug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cel Rogemon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bois</text:p>
          </table:table-cell>
          <table:table-cell office:value-type="string" calcext:value-type="string">
            <text:p>Marian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téphanie Prieu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rie-Françoise Fautra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ervé Bonn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icolas Thibaul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ianne Duboi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Vern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abin Jouqu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ine de Fovi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lde Roul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Aul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ie Le Ver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écald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de Consta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nessa Ferg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ola Cloué-So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ynthia Tari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ie Récald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pdelaine</text:p>
          </table:table-cell>
          <table:table-cell office:value-type="string" calcext:value-type="string">
            <text:p>Marie-An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ierre Morin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Ammirat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uhammed Tokmak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ie-Anne Chapdelai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rlotti</text:p>
          </table:table-cell>
          <table:table-cell office:value-type="string" calcext:value-type="string">
            <text:p>Marie-Arlett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uriel Prisc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va Talha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ie-Arlette Carlott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alloz</text:p>
          </table:table-cell>
          <table:table-cell office:value-type="string" calcext:value-type="string">
            <text:p>Marie-Christi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lodie LEYGNAT PAUTI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èle DORCHIES</text:p>
          </table:table-cell>
          <table:table-cell table:style-name="ce3" office:value-type="string" calcext:value-type="string">
            <text:p>octobre 2010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ébastien Bonjour</text:p>
          </table:table-cell>
          <table:table-cell table:style-name="ce3" office:value-type="string" calcext:value-type="string">
            <text:p>mai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ie-Christine Dalloz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echtel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ylvie Touté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brice Ben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Lenob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ptiste Balez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ie-Françoise Becht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lergeau</text:p>
          </table:table-cell>
          <table:table-cell office:value-type="string" calcext:value-type="string">
            <text:p>Marie-Franço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Florence Clergeau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Catherine Cozie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c Gauché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ie-Françoise Clerg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uffet</text:p>
          </table:table-cell>
          <table:table-cell office:value-type="string" calcext:value-type="string">
            <text:p>Marie-George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Isabelle Monteil-Delplac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igitte Dio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Malaqu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ie-George Buff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abre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arah Fau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Dall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Arn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elle Bascou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érôme Meun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ie-Hélène Fab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Zimmermann</text:p>
          </table:table-cell>
          <table:table-cell office:value-type="string" calcext:value-type="string">
            <text:p>Marie-Jo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Jessica Bene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Bru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érèse Henry-Labon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land Zimmerman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Jessica Norm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ian Melling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ie-Jo Zimmerman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eynaud</text:p>
          </table:table-cell>
          <table:table-cell office:value-type="string" calcext:value-type="string">
            <text:p>Marie-L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anne Jeandidier</text:p>
          </table:table-cell>
          <table:table-cell office:value-type="string" calcext:value-type="string">
            <text:p>1er 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Pascaline Banchereau</text:p>
          </table:table-cell>
          <table:table-cell office:value-type="string" calcext:value-type="string">
            <text:p>1er 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Catherine Khamvongsa</text:p>
          </table:table-cell>
          <table:table-cell office:value-type="string" calcext:value-type="string">
            <text:p>1er 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Sœur</text:p>
          </table:table-cell>
          <table:table-cell/>
          <table:table-cell office:value-type="string" calcext:value-type="string">
            <text:p>Jérôme Petit</text:p>
          </table:table-cell>
          <table:table-cell office:value-type="string" calcext:value-type="string">
            <text:p>1er juillet 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ie-Line Reynau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cel</text:p>
          </table:table-cell>
          <table:table-cell office:value-type="string" calcext:value-type="string">
            <text:p>Marie-Lou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écile Boullet-Laumo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érôme He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Delpor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ie-Lou Marc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ort</text:p>
          </table:table-cell>
          <table:table-cell office:value-type="string" calcext:value-type="string">
            <text:p>Marie-Louis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ierre-Louis Fo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Dominique Barr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Ala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laire Bavie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ie-Louise Fo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ttistel</text:p>
          </table:table-cell>
          <table:table-cell office:value-type="string" calcext:value-type="string">
            <text:p>Marie-Noël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Edouard Santais (fils de la députée Béatrice Santais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dège Ponc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Liss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orothée Co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drian Raff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gathe Arsen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ie-Noëlle Battist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uillé</text:p>
          </table:table-cell>
          <table:table-cell office:value-type="string" calcext:value-type="string">
            <text:p>Marie-Odi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ophe Cott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bine Bois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ie-Odile Bouill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Roy</text:p>
          </table:table-cell>
          <table:table-cell office:value-type="string" calcext:value-type="string">
            <text:p>Marie-Thérè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lain Tangu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organe Con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née Fil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ie-Thérèse Le Ro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Karamanli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Elsho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ude Chatonna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elphine Frog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ucie Pin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ietta Karamanl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renier</text:p>
          </table:table-cell>
          <table:table-cell office:value-type="string" calcext:value-type="string">
            <text:p>Marin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iulia Carr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Rebeu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Quentin Matt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cis Fazincan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ine Bren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échal-Le Pen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Front national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rnaud Hautbo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mi Ray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Lope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ion Maréchal-Le Pe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ddier</text:p>
          </table:table-cell>
          <table:table-cell office:value-type="string" calcext:value-type="string">
            <text:p>Martia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téphanie DELACQUI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elphine Metz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nessa Ham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tial Sadd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rrillon-Couvreur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ophe Warnant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érôme Mo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angère Malanda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Ber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ce Fleu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otte Le Bru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ore Bource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tine Carrillon-Couvreu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aure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ne Berg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dine Bru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a Lestringuez-Lechauv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tine Fau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ignières-Cassou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Karine Feug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Grépi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ëtitia Redon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tine Lignières-Casso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tinel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ichel Martin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x</text:p>
          </table:table-cell>
          <table:table-cell/>
          <table:table-cell office:value-type="string" calcext:value-type="string">
            <text:p>Jérôme He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etitia Desguer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Bori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rtine Martin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branchu</text:p>
          </table:table-cell>
          <table:table-cell office:value-type="string" calcext:value-type="string">
            <text:p>Marylis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Garni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irconscription (3/5e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ban Le Roux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érald Sauvageot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 Housset</text:p>
          </table:table-cell>
          <table:table-cell table:style-name="ce3" office:value-type="string" calcext:value-type="string">
            <text:p>mai 2016</text:p>
          </table:table-cell>
          <table:table-cell office:value-type="string" calcext:value-type="string">
            <text:p>Assemblée (1/7e)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rylise Lebranch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anotin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drien Delacroi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lyne Cosm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rentin Dupre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thieu Hanot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Olivier</text:p>
          </table:table-cell>
          <table:table-cell office:value-type="string" calcext:value-type="string">
            <text:p>Mau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Rose Mich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organe Caradec-Perer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zim Mekarbech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aud Oliv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roy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aklin Karbi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ce Call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ine Hert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rice Lero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abib</text:p>
          </table:table-cell>
          <table:table-cell office:value-type="string" calcext:value-type="string">
            <text:p>Meyer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yriam Lagard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de Mirochesdj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ina Cohe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rah Aswa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yer Habib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stot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xime KLETHI</text:p>
          </table:table-cell>
          <table:table-cell table:style-name="ce3" office:value-type="string" calcext:value-type="string">
            <text:p>1 mars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main KIRCHDORFER</text:p>
          </table:table-cell>
          <table:table-cell table:style-name="ce3" office:value-type="string" calcext:value-type="string">
            <text:p>1 févr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régory VAILLANT</text:p>
          </table:table-cell>
          <table:table-cell table:style-name="ce3" office:value-type="string" calcext:value-type="string">
            <text:p>4 avril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Quentin MOLINIER</text:p>
          </table:table-cell>
          <table:table-cell table:style-name="ce3" office:value-type="string" calcext:value-type="string">
            <text:p>1 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ibault CHARLET</text:p>
          </table:table-cell>
          <table:table-cell table:style-name="ce3" office:value-type="string" calcext:value-type="string">
            <text:p>2 nov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Destot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Françaix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Véronique Françai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Mariette Fragna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nza Fres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lham Allam-A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eda Toun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Françaix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einrich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ylvie Mich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Évelyne Pathou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érèse Hurt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chel Heinrich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erbillon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Olivier Capitani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Maria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chel Herbill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Issindou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ne Pier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izic Loquet-Naë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Giglio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Issindo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fait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rélie Doll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Podev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Meu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ine Dautrich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Lefai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sag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dège Langla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 Dubuet-Rout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ptiste Le Ma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e Gaud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Lesag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iebgott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sabelle Desvignes</text:p>
          </table:table-cell>
          <table:table-cell table:style-name="ce3" office:value-type="string" calcext:value-type="string">
            <text:p>2 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ébecca Neisse</text:p>
          </table:table-cell>
          <table:table-cell table:style-name="ce3" office:value-type="string" calcext:value-type="string">
            <text:p>1 sept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oncetta Riggio</text:p>
          </table:table-cell>
          <table:table-cell table:style-name="ce3" office:value-type="string" calcext:value-type="string">
            <text:p>1 juillet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Compagne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Liebgot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énard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therine Lebreton</text:p>
          </table:table-cell>
          <table:table-cell table:style-name="ce3" office:value-type="string" calcext:value-type="string">
            <text:p>janvier 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celyn Bureau</text:p>
          </table:table-cell>
          <table:table-cell table:style-name="ce3" office:value-type="string" calcext:value-type="string">
            <text:p>sept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talie Vrigneau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lsa Regent-Pennuen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Mén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ajo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elle Fouch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on Vernh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Paj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iron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ric Tour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aryvonne Marti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Yaël-July Nahon</text:p>
          </table:table-cell>
          <table:table-cell table:style-name="ce3" office:value-type="string" calcext:value-type="string">
            <text:p>décembre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Charr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chel Pir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ouzol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oann Simboise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lde Laure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Lebourg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Pouzo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ordi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Hyacinte Franc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Sord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Maxime Beltzun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rinne Couder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hel Sord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errot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sabelle BORIE</text:p>
          </table:table-cell>
          <table:table-cell table:style-name="ce3" office:value-type="string" calcext:value-type="string">
            <text:p>septembre 199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k Furness</text:p>
          </table:table-cell>
          <table:table-cell table:style-name="ce3" office:value-type="string" calcext:value-type="string">
            <text:p>juin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rescence Toko</text:p>
          </table:table-cell>
          <table:table-cell office:value-type="string" calcext:value-type="string">
            <text:p>2012 (avec interruptions)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chel Terr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auzelle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xime Georges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drien Vincentelli</text:p>
          </table:table-cell>
          <table:table-cell table:style-name="ce3" office:value-type="string" calcext:value-type="string">
            <text:p>nov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Vauzel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ergnier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ie Marchand</text:p>
          </table:table-cell>
          <table:table-cell table:style-name="ce3" office:value-type="string" calcext:value-type="string">
            <text:p>juin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tienne Maury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e Tissier</text:p>
          </table:table-cell>
          <table:table-cell table:style-name="ce3" office:value-type="string" calcext:value-type="string">
            <text:p>novembre 2014</text:p>
          </table:table-cell>
          <table:table-cell office:value-type="string" calcext:value-type="string">
            <text:p>Assemblée (40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tine Laport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 (20%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ëlle Penot</text:p>
          </table:table-cell>
          <table:table-cell table:style-name="ce3" office:value-type="string" calcext:value-type="string">
            <text:p>mars 2013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Cadran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el Vergnier</text:p>
          </table:table-cell>
          <table:table-cell table:number-columns-repeated="3"/>
          <table:table-cell table:style-name="ce3"/>
          <table:table-cell table:number-columns-repeated="4"/>
          <table:table-cell table:style-name="ce3"/>
          <table:table-cell table:number-columns-repeated="17"/>
        </table:table-row>
        <table:table-row table:style-name="ro4">
          <table:table-cell office:value-type="string" calcext:value-type="string">
            <text:p>Voisin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ean-Luc Ors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 Chanu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elly Sall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érard Du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chel Vois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Zumkeller</text:p>
          </table:table-cell>
          <table:table-cell office:value-type="string" calcext:value-type="string">
            <text:p>Michel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laire Ligier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etitia Guilber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muald Roicom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chel Zumkell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nneton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ean-Jacques TOUBHANS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n Mathé</text:p>
          </table:table-cell>
          <table:table-cell table:style-name="ce3" office:value-type="string" calcext:value-type="string">
            <text:p>novembre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ébastien Goguet</text:p>
          </table:table-cell>
          <table:table-cell table:style-name="ce3" office:value-type="string" calcext:value-type="string">
            <text:p>janv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a Beys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ierry Lehnebach</text:p>
          </table:table-cell>
          <table:table-cell office:value-type="string" calcext:value-type="string">
            <text:p>Mai 2016 (jusqu'au 28 février 2017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èle Bonnet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launay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e-Anne MALGOUYRES</text:p>
          </table:table-cell>
          <table:table-cell table:style-name="ce3" office:value-type="string" calcext:value-type="string">
            <text:p>mai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mma Laroche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ôme Cocagne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chèle Delauna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ournier-Armand</text:p>
          </table:table-cell>
          <table:table-cell office:value-type="string" calcext:value-type="string">
            <text:p>Michè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David Fourn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Isam Ifghallal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érie Franc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gali Hernande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ichèle Fournier-Arman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abarot</text:p>
          </table:table-cell>
          <table:table-cell office:value-type="string" calcext:value-type="string">
            <text:p>Michèl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hilippe Tabaro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rère</text:p>
          </table:table-cell>
          <table:table-cell/>
          <table:table-cell office:value-type="string" calcext:value-type="string">
            <text:p>Frank Mezzasom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i Blardo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Marc Macari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mmanuel Blanc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hèle Tabar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Iborra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Sophie Iborr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Marie Vanderchmit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Van de Kee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lde Tols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onique Iborr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Orphé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elinda Du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drey Béli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Jeanne Caz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ëtitia Redon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nique Orph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abin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arah CAQUINEAU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ascale CONDETT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inda LEMOINE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iphaine POTIRON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Monique Rab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olutélé</text:p>
          </table:table-cell>
          <table:table-cell office:value-type="string" calcext:value-type="string">
            <text:p>Napo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Olivier Cast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Goepf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aleneo Moefan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enelosa Kanimoa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Napole Polutél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ppéré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ulien Clément-Diard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a Bource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Nathalie Appér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abanne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Tauz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el Minvielle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erge Soulani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aoufik Khali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Nathalie Chaban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Kosciusko-Morizet</text:p>
          </table:table-cell>
          <table:table-cell office:value-type="string" calcext:value-type="string">
            <text:p>Nathal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aurence Mart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a Laurentjoy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ophe Lys-Sept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halie Kosciusko-Moriz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Nieson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lara-Lou LAGARDE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Assemblée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niel SABAS</text:p>
          </table:table-cell>
          <table:table-cell table:style-name="ce3" office:value-type="string" calcext:value-type="string">
            <text:p>avril 2014</text:p>
          </table:table-cell>
          <table:table-cell office:value-type="string" calcext:value-type="string">
            <text:p>Circonscription (temps partiel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Pagani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ger Collet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halie Nies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y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Paul Pelinsk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y Belv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rah Kosio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gor Salom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Nicolas Bay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huicq</text:p>
          </table:table-cell>
          <table:table-cell office:value-type="string" calcext:value-type="string">
            <text:p>Nicola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Catherine Dhuicq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Clémence Philipp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aël Grosmai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Nicola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olas Dhuicq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pont-Aign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Debout la Franc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Valérie Dupont-Aigna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Gaëlle Mel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Daka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olas Dupont-Aigna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ns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Michel Guerineau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Mounire Lyam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Jacques Bouj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trand Tiss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colas Sans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meline</text:p>
          </table:table-cell>
          <table:table-cell office:value-type="string" calcext:value-type="string">
            <text:p>Nicol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Mathie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organe Boiss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cole Ameli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mère</text:p>
          </table:table-cell>
          <table:table-cell office:value-type="string" calcext:value-type="string">
            <text:p>Noël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François Cassa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k Farbia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Laure Fabre-Nadl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thilde Julié-Vi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a Le Ga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Noël Mamè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ugues</text:p>
          </table:table-cell>
          <table:table-cell office:value-type="string" calcext:value-type="string">
            <text:p>Odi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ette Dermain</text:p>
          </table:table-cell>
          <table:table-cell table:style-name="ce3" office:value-type="string" calcext:value-type="string">
            <text:p>octobre 199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Odile Saugue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udibert Troin</text:p>
          </table:table-cell>
          <table:table-cell office:value-type="string" calcext:value-type="string">
            <text:p>Oliv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thalie Greff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gali Buchsbau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éatrice Poinsign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Olivier Chaussad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livier Audibert Tro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rré</text:p>
          </table:table-cell>
          <table:table-cell office:value-type="string" calcext:value-type="string">
            <text:p>Oliv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Remiger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Loeill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livier Carr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assault</text:p>
          </table:table-cell>
          <table:table-cell office:value-type="string" calcext:value-type="string">
            <text:p>Oliv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Olivier Paccau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ylaine Capgr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Chantep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olaine Hack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ggy Leg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uno Bern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livier Dassaul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ssopt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ascaline Deygas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xime Sauvage</text:p>
          </table:table-cell>
          <table:table-cell table:style-name="ce3" office:value-type="string" calcext:value-type="string">
            <text:p>octo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thieu Jouvet</text:p>
          </table:table-cell>
          <table:table-cell table:style-name="ce3" office:value-type="string" calcext:value-type="string">
            <text:p>janvier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Olivier Dussop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alorni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ébastien ARZALIER</text:p>
          </table:table-cell>
          <table:table-cell office:value-type="string" calcext:value-type="string">
            <text:p>1er octo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Costa</text:p>
          </table:table-cell>
          <table:table-cell office:value-type="string" calcext:value-type="string">
            <text:p>1er 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gali SAINTHERAND</text:p>
          </table:table-cell>
          <table:table-cell office:value-type="string" calcext:value-type="string">
            <text:p>1er octo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Olivier Falorn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aure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téphanie Le Meur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mandine Janiaud-Vergnaud</text:p>
          </table:table-cell>
          <table:table-cell table:style-name="ce3" office:value-type="string" calcext:value-type="string">
            <text:p>février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Olivier Fau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leix</text:p>
          </table:table-cell>
          <table:table-cell office:value-type="string" calcext:value-type="string">
            <text:p>Oliv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ud Dugourd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rnaud Marignier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lorence Henri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élanie Renault</text:p>
          </table:table-cell>
          <table:table-cell table:style-name="ce3" office:value-type="string" calcext:value-type="string">
            <text:p>octo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livier Marleix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Zanetti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Hacen BOURNIN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ëlle BOROWSKI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lexandrine Brack</text:p>
          </table:table-cell>
          <table:table-cell table:style-name="ce3" office:value-type="string" calcext:value-type="string">
            <text:p>nov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ola Zanett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herki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ilbert Cuz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Joass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ine Bouabb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Regradj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scal Cherk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guilhem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édéric Dupuy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Hache</text:p>
          </table:table-cell>
          <table:table-cell table:style-name="ce3" office:value-type="string" calcext:value-type="string">
            <text:p>nov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wennaëlle Pouvaret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scal Deguilhem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marthe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Demarthe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Yasmina Gaham</text:p>
          </table:table-cell>
          <table:table-cell office:value-type="string" calcext:value-type="string">
            <text:p>octobre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Xavier Riffaudeau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loé Tence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scal Demarth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opelin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ylvia Autissier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ugénie Friess-Popelin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Bernadette Piron-Renault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scal Popel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errasse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irginie de Simo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main Dol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y Gauder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nard Surr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y Fh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rnaud Vern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scal Terrass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hévenot</text:p>
          </table:table-cell>
          <table:table-cell office:value-type="string" calcext:value-type="string">
            <text:p>Pasca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lix Darc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drien Faré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scal Théven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rozon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édéric Piriou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tiha Farah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rah Sultan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elouka Hadj Mimoune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scale Croz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ot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hu Minh Nguye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 Druill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Marie Ho Dinh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scale G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rvalho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Parti communiste français</text:p>
          </table:table-cell>
          <table:table-cell office:value-type="string" calcext:value-type="string">
            <text:p>Gauche démocrate et républicaine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Dominique Carvalh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Jacques Desmoul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assan Fasseh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rice Carvalh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tin-Lalande</text:p>
          </table:table-cell>
          <table:table-cell office:value-type="string" calcext:value-type="string">
            <text:p>Patric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Nicolas Martin-Laland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Farida Martin-Laland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Virginie Lem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douard Vielfaul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trice Martin-Laland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rat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urélien Barbé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lorian De Vivo</text:p>
          </table:table-cell>
          <table:table-cell table:style-name="ce3" office:value-type="string" calcext:value-type="string">
            <text:p>septembre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ébastien Pellier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trice Pra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erchère</text:p>
          </table:table-cell>
          <table:table-cell office:value-type="string" calcext:value-type="string">
            <text:p>Patric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aul Esnaul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line Ducro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rédérique Thomass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trice Verchè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da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éa Salam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nda Loch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muel Maniv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uzy Vailla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xel Nicol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non Poir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Quistinic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tricia Adam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lkany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oubna Flament</text:p>
          </table:table-cell>
          <table:table-cell table:style-name="ce3" office:value-type="string" calcext:value-type="string">
            <text:p>28 février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ngrid Desmedt</text:p>
          </table:table-cell>
          <table:table-cell office:value-type="string" calcext:value-type="string">
            <text:p>1er 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trick Balkan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loch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mbroise SOLOMON</text:p>
          </table:table-cell>
          <table:table-cell office:value-type="string" calcext:value-type="string">
            <text:p><text:s/>1er mars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anette DIRASEOGLU</text:p>
          </table:table-cell>
          <table:table-cell table:style-name="ce3" office:value-type="string" calcext:value-type="string">
            <text:p>14 avril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ie BOUNIOL</text:p>
          </table:table-cell>
          <table:table-cell table:style-name="ce3" office:value-type="string" calcext:value-type="string">
            <text:p>18 mars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mia ADGHAROUAMANE</text:p>
          </table:table-cell>
          <table:table-cell office:value-type="string" calcext:value-type="string">
            <text:p>1er septem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trick Bloch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vedjian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andrine Le Morvan</text:p>
          </table:table-cell>
          <table:table-cell table:style-name="ce3" office:value-type="string" calcext:value-type="string">
            <text:p>mars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ophie DEVEDJIAN</text:p>
          </table:table-cell>
          <table:table-cell office:value-type="string" calcext:value-type="string">
            <text:p>Novembre 1995 (hors périodes ministérielles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emme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rick Devedjia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etzel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e Le Chenade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Lozit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Rieff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dine Holderith-Weis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trick Hetz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baune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lène Mourier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éline Croz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Yoann P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ore Marl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trick Labaun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breto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tienne Cher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rice Leb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trick Lebret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masle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ylvie Abad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ore Delo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nadette Mass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ëtitia Roug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trick Lemasl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ennucc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égis Corréar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ssera Benmar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érie Bo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Osman Maach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trick Mennucc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Ollier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Denis Gabri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éronique Bors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y Marc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ébastien Oll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Philippe Bell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rick Oll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ignal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Philippe Cher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adila Icho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yll Vign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rick Vigna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Weiten</text:p>
          </table:table-cell>
          <table:table-cell office:value-type="string" calcext:value-type="string">
            <text:p>Patrick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aurette Sapin</text:p>
          </table:table-cell>
          <table:table-cell office:value-type="string" calcext:value-type="string">
            <text:p>1er juin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Hurstel</text:p>
          </table:table-cell>
          <table:table-cell office:value-type="string" calcext:value-type="string">
            <text:p>1er juin 2016 (mi-temps)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illes Adam</text:p>
          </table:table-cell>
          <table:table-cell office:value-type="string" calcext:value-type="string">
            <text:p>1er juin 2016 (25 %)</text:p>
          </table:table-cell>
          <table:table-cell office:value-type="string" calcext:value-type="string">
            <text:p>Circonscription + Assemblée (25 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rélie Weiten-Monelle</text:p>
          </table:table-cell>
          <table:table-cell office:value-type="string" calcext:value-type="string">
            <text:p>1er juin 2016 (25 %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ill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trick Weite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iacobbi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anessa Fam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Marie Vign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ul Giacobb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olac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ophe Nay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ael Sim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ul Molac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len</text:p>
          </table:table-cell>
          <table:table-cell office:value-type="string" calcext:value-type="string">
            <text:p>Paul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arole Feli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Choss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odie Tremble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la Cecolt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ul Sale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rdery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mandine Fouché</text:p>
          </table:table-cell>
          <table:table-cell table:style-name="ce3" office:value-type="string" calcext:value-type="string">
            <text:p>18 novembre 2013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ncent Mazzone</text:p>
          </table:table-cell>
          <table:table-cell table:style-name="ce3" office:value-type="string" calcext:value-type="string">
            <text:p>16 nov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nessa Gondouin-Haustein</text:p>
          </table:table-cell>
          <table:table-cell office:value-type="string" calcext:value-type="string">
            <text:p>1er sept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hilip Corder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tin</text:p>
          </table:table-cell>
          <table:table-cell office:value-type="string" calcext:value-type="string">
            <text:p>Philippe Armand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icolas Darge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Lecou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Paill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Armand Mart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umel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édric Costi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exandre Ghanem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Legr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e Dubois-Lassègu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a Paul-Zamour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hilippe Baum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ies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enaud FAUSSER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Baptiste MATHIEU</text:p>
          </table:table-cell>
          <table:table-cell table:style-name="ce3" office:value-type="string" calcext:value-type="string">
            <text:p>7 janvier 2013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LAGUTERE</text:p>
          </table:table-cell>
          <table:table-cell table:style-name="ce3" office:value-type="string" calcext:value-type="string">
            <text:p>20 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Bie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riand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Bruno Lavilla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oël Pelic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édéric Augi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Brian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chet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Laetitia Coch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Eva Doressam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c Thenar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hilippe Coch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ouce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bd El Hakim Hssi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élanie Mod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lek Scal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ne Noë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hilippe Douc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ro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ves Marqu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ylvie Bez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rlotte Lero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Dur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ollio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érémy Haddad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Laure Laustriat</text:p>
          </table:table-cell>
          <table:table-cell office:value-type="string" calcext:value-type="string">
            <text:p>1er avril 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isèle Dedieu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athalie Folliot</text:p>
          </table:table-cell>
          <table:table-cell office:value-type="string" calcext:value-type="string">
            <text:p>2003 (en cours de rupture conventionnelle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x-femm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pe Follio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omes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ric He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aston Wadrawa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Gome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osselin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éline Lemouss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Hélène Tourg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igitte Ferr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Denis-Davi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Quentin Leprevos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Gossel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oujon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Françoise Malass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olaine Cabidoche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Gouj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ouillon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ylvie Lemat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Bellanger-Fab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trice Rigal-Ansou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hilippe Houill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Kemel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Paule Bonn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cis Carpent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Cuvill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drey Eme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andra Taill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ck Desmarica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Brandalac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Kem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Ray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Gwenn Le N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laudie Le Bohec-Le Floc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Noëlle Debain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 Brég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Le Ra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ti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urélie Darribe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Romain Beauch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ndrine Redolfi de Z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ierry San Martin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Mart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eunier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Osmon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Constanc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ocelyne Bretone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Meun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Naillet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Yann Lowinsk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etitia Hug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ain Cervea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rixie Meyssonn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hilippe Naill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Nauche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Nadine Bogossi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hamira Kasr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hristine Pequi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 Roch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Nauch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Noguès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ymery Bot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arance Bousquin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mille Court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hilippe Noguè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lisson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Isabelle VEROT-BESNAULT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ichelle Lacoste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ick Verrat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Pliss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igier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mmanuel Honor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ercédès Leg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e Bran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e Constant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bel-Marie Soull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ilippe Vig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Vitel</text:p>
          </table:table-cell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Carole Vite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Thierry Campu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ne Hu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éronique Gom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Blanc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pe Vit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ylagas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hilippe KERAUFFRET</text:p>
          </table:table-cell>
          <table:table-cell office:value-type="string" calcext:value-type="string">
            <text:p>1er avril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érôme Coll</text:p>
          </table:table-cell>
          <table:table-cell office:value-type="string" calcext:value-type="string">
            <text:p>1er octo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imitri MATKOWSKI</text:p>
          </table:table-cell>
          <table:table-cell office:value-type="string" calcext:value-type="string">
            <text:p>1er 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ierre Aylaga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llouche</text:p>
          </table:table-cell>
          <table:table-cell office:value-type="string" calcext:value-type="string">
            <text:p>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thieu Robiquet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onathan Alessio</text:p>
          </table:table-cell>
          <table:table-cell table:style-name="ce3" office:value-type="string" calcext:value-type="string">
            <text:p>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erre Lellouch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quiller</text:p>
          </table:table-cell>
          <table:table-cell office:value-type="string" calcext:value-type="string">
            <text:p>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Candice Lequill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Julien Ayac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anielle Charu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rre Lequill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orange</text:p>
          </table:table-cell>
          <table:table-cell office:value-type="string" calcext:value-type="string">
            <text:p>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e Messœ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igitte Lhuill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Rou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Christine Nic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Vach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erre Morang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orel-A-L'Huissier</text:p>
          </table:table-cell>
          <table:table-cell office:value-type="string" calcext:value-type="string">
            <text:p>Pierr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Jean-François Vid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Rousse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sa Walt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andine Escuder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ric Lang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on May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rélie Bonhomme épouse Romieu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erre Morel-A-L'Huissi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ibeaud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Barthélémy BOUDOT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énédicte BESCHER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raziella DECORPS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erre Ribeau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uet</text:p>
          </table:table-cell>
          <table:table-cell office:value-type="string" calcext:value-type="string">
            <text:p>Pierre-Al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Yannick Muet</text:p>
          </table:table-cell>
          <table:table-cell table:style-name="ce3" office:value-type="string" calcext:value-type="string">
            <text:p>septembre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Fils</text:p>
          </table:table-cell>
          <table:table-cell/>
          <table:table-cell office:value-type="string" calcext:value-type="string">
            <text:p>Gwenaëlle Bettin</text:p>
          </table:table-cell>
          <table:table-cell table:style-name="ce3" office:value-type="string" calcext:value-type="string">
            <text:p>septembre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ophie Waldteufel</text:p>
          </table:table-cell>
          <table:table-cell table:style-name="ce3" office:value-type="string" calcext:value-type="string">
            <text:p>juillet 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ierre-Alain Mu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Borgn'</text:p>
          </table:table-cell>
          <table:table-cell office:value-type="string" calcext:value-type="string">
            <text:p>Pierre-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yril Mallet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aurent Dechâtre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orothée Bellag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ierre-Yves Le Borgn'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mirshahi</text:p>
          </table:table-cell>
          <table:table-cell office:value-type="string" calcext:value-type="string">
            <text:p>Pouria</text:p>
          </table:table-cell>
          <table:table-cell office:value-type="string" calcext:value-type="string">
            <text:p>Non rattaché(s)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nna Mélin</text:p>
          </table:table-cell>
          <table:table-cell table:style-name="ce3" office:value-type="string" calcext:value-type="string">
            <text:p>juin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rlotte Soulary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ssia Hebbache</text:p>
          </table:table-cell>
          <table:table-cell table:style-name="ce3" office:value-type="string" calcext:value-type="string">
            <text:p>nov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uria Amirshah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ammadi</text:p>
          </table:table-cell>
          <table:table-cell office:value-type="string" calcext:value-type="string">
            <text:p>Razzy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oveda Abbe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émy Charpent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rol Yola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zzy Hammad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ovéda</text:p>
          </table:table-cell>
          <table:table-cell office:value-type="string" calcext:value-type="string">
            <text:p>Rég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éa Damotte-Martinovi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arik Laoua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ominique Vinç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égine Povéd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Juanico</text:p>
          </table:table-cell>
          <table:table-cell office:value-type="string" calcext:value-type="string">
            <text:p>Régi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e COLOMBIER</text:p>
          </table:table-cell>
          <table:table-cell table:style-name="ce3" office:value-type="string" calcext:value-type="string">
            <text:p>juin 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es JOASSARD </text:p>
          </table:table-cell>
          <table:table-cell table:style-name="ce3" office:value-type="string" calcext:value-type="string">
            <text:p>juin 2007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sabelle DUMESTRE</text:p>
          </table:table-cell>
          <table:table-cell table:style-name="ce3" office:value-type="string" calcext:value-type="string">
            <text:p>décem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ick COURBON</text:p>
          </table:table-cell>
          <table:table-cell table:style-name="ce3" office:value-type="string" calcext:value-type="string">
            <text:p>septembre 2010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Régis Juanic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latte</text:p>
          </table:table-cell>
          <table:table-cell office:value-type="string" calcext:value-type="string">
            <text:p>Rémi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antal Delatt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Claire Gaucha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éphane Chevali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drien Hugue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François DODE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irconscription + Assemblée (bénévole)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émi Delatt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auvro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imon Delann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hlem Megd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line Rougea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Montfo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Rémi Pauvro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auquelin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adhia Desbross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rnard Ta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c Cachar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naud Gauquel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osière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ichelle Mar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érif Lahoual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ncent Paque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ick Ludwig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René Dosiè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uquet</text:p>
          </table:table-cell>
          <table:table-cell office:value-type="string" calcext:value-type="string">
            <text:p>René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Jean-Marc Bourja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élène Rouque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Emilien Charpant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René Rouqu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errand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Yann Le Boulanger</text:p>
          </table:table-cell>
          <table:table-cell table:style-name="ce3" office:value-type="string" calcext:value-type="string">
            <text:p>octo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oizic Kerbrat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oel Cumunel</text:p>
          </table:table-cell>
          <table:table-cell table:style-name="ce3" office:value-type="string" calcext:value-type="string">
            <text:p>octo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Richard Ferran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Olive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udith Hazan</text:p>
          </table:table-cell>
          <table:table-cell table:style-name="ce3" office:value-type="string" calcext:value-type="string">
            <text:p>mai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éronique Fourès</text:p>
          </table:table-cell>
          <table:table-cell table:style-name="ce3" office:value-type="string" calcext:value-type="string">
            <text:p>juin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Fille</text:p>
          </table:table-cell>
          <table:table-cell/>
          <table:table-cell office:value-type="string" calcext:value-type="string">
            <text:p>Joëlle Rumeau</text:p>
          </table:table-cell>
          <table:table-cell table:style-name="ce3" office:value-type="string" calcext:value-type="string">
            <text:p>mai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ophie Noguès</text:p>
          </table:table-cell>
          <table:table-cell table:style-name="ce3" office:value-type="string" calcext:value-type="string">
            <text:p>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bert Oliv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chwartzenberg</text:p>
          </table:table-cell>
          <table:table-cell office:value-type="string" calcext:value-type="string">
            <text:p>Roger-Gérard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uillaume Poir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ger-Gérard Schwartzenberg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las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lodie Jauneau</text:p>
          </table:table-cell>
          <table:table-cell table:style-name="ce3" office:value-type="string" calcext:value-type="string">
            <text:p>aoû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therine Guillou</text:p>
          </table:table-cell>
          <table:table-cell table:style-name="ce3" office:value-type="string" calcext:value-type="string">
            <text:p>aoû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homas Borel</text:p>
          </table:table-cell>
          <table:table-cell table:style-name="ce3" office:value-type="string" calcext:value-type="string">
            <text:p>août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main Cola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Joron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abine Timarche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vien Deloge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dija Aoues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ulien Joassard</text:p>
          </table:table-cell>
          <table:table-cell table:style-name="ce3" office:value-type="string" calcext:value-type="string">
            <text:p>mai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main Jor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lles</text:p>
          </table:table-cell>
          <table:table-cell office:value-type="string" calcext:value-type="string">
            <text:p>Rudy</text:p>
          </table:table-cell>
          <table:table-cell office:value-type="string" calcext:value-type="string">
            <text:p>Association PSLE - Nouveau Centre</text:p>
          </table:table-cell>
          <table:table-cell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ophe Barbosa</text:p>
          </table:table-cell>
          <table:table-cell table:style-name="ce3" office:value-type="string" calcext:value-type="string">
            <text:p>1 novembre 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Gendre</text:p>
          </table:table-cell>
          <table:table-cell/>
          <table:table-cell office:value-type="string" calcext:value-type="string">
            <text:p>Raja Maoua</text:p>
          </table:table-cell>
          <table:table-cell table:style-name="ce3" office:value-type="string" calcext:value-type="string">
            <text:p>3 octobre 2011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la Diez</text:p>
          </table:table-cell>
          <table:table-cell table:style-name="ce3" office:value-type="string" calcext:value-type="string">
            <text:p>12 avril 199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ie Salles</text:p>
          </table:table-cell>
          <table:table-cell table:style-name="ce3" office:value-type="string" calcext:value-type="string">
            <text:p>1 septembre 199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pous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udy Salle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uis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mmanuel Passerieux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Boucl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on Houet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abine Bui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oucet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c Bonnea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mille Ghislaine Marie Vieira-Lene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andrine Douc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zetier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gnès Lakits</text:p>
          </table:table-cell>
          <table:table-cell table:style-name="ce3" office:value-type="string" calcext:value-type="string">
            <text:p>janvier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rlotte Merigaud</text:p>
          </table:table-cell>
          <table:table-cell table:style-name="ce3" office:value-type="string" calcext:value-type="string">
            <text:p>décembre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uise Debruyne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udrey Emery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Pierrick Paris</text:p>
          </table:table-cell>
          <table:table-cell table:style-name="ce3" office:value-type="string" calcext:value-type="string">
            <text:p>janvier 2017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andrine Mazetier</text:p>
          </table:table-cell>
          <table:table-cell table:number-columns-repeated="3"/>
          <table:table-cell table:style-name="ce3"/>
          <table:table-cell table:number-columns-repeated="22"/>
        </table:table-row>
        <table:table-row table:style-name="ro4">
          <table:table-cell office:value-type="string" calcext:value-type="string">
            <text:p>Gandolfi-Scheit</text:p>
          </table:table-cell>
          <table:table-cell office:value-type="string" calcext:value-type="string">
            <text:p>Sauveu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arie-Laure Gandolfi-Schei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Yannick Camp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ne Huber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ugusta Ross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uveur Gandolfi-Schei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naja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Scieux-Azéma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dith Haz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 Nad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ne Labé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ence Laden-Salust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ébastien Denaj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Huyghe</text:p>
          </table:table-cell>
          <table:table-cell office:value-type="string" calcext:value-type="string">
            <text:p>Sébastie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lément DELPLANQUE</text:p>
          </table:table-cell>
          <table:table-cell table:style-name="ce3" office:value-type="string" calcext:value-type="string">
            <text:p>février 2009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éronique VAN TICHELEN</text:p>
          </table:table-cell>
          <table:table-cell table:style-name="ce3" office:value-type="string" calcext:value-type="string">
            <text:p>février 200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dré NERSIER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ébastien Huygh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ietrasanta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lexis Guerit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ylvie Galère</text:p>
          </table:table-cell>
          <table:table-cell office:value-type="string" calcext:value-type="string">
            <text:p>1er juillet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ébastien Pietrasant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ardy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iolaine Coifard</text:p>
          </table:table-cell>
          <table:table-cell table:style-name="ce3" office:value-type="string" calcext:value-type="string">
            <text:p>1 octobre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colas Fribault</text:p>
          </table:table-cell>
          <table:table-cell table:style-name="ce3" office:value-type="string" calcext:value-type="string">
            <text:p>15 déc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erge Bard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rouard</text:p>
          </table:table-cell>
          <table:table-cell office:value-type="string" calcext:value-type="string">
            <text:p>Serg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ophie Grouard-Lejeune</text:p>
          </table:table-cell>
          <table:table-cell table:style-name="ce3" office:value-type="string" calcext:value-type="string">
            <text:p>juillet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Ex-épouse (depuis 2014)</text:p>
          </table:table-cell>
          <table:table-cell/>
          <table:table-cell office:value-type="string" calcext:value-type="string">
            <text:p>Danièle VAUDOUR</text:p>
          </table:table-cell>
          <table:table-cell table:style-name="ce3" office:value-type="string" calcext:value-type="string">
            <text:p>mars 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ystel DE FILIPPI</text:p>
          </table:table-cell>
          <table:table-cell table:style-name="ce3" office:value-type="string" calcext:value-type="string">
            <text:p>février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rge Grou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Janquin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ndrée Vaub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 Budyne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érard Dujard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erge Janqu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tchimy</text:p>
          </table:table-cell>
          <table:table-cell office:value-type="string" calcext:value-type="string">
            <text:p>Serge</text:p>
          </table:table-cell>
          <table:table-cell office:value-type="string" calcext:value-type="string">
            <text:p>Parti progressiste martiniquais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ilie Colla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Willy Beauvall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Michèle Darsier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eu Cordem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Gilles Delboi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erge Letchim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ronado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EELV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icardo Cor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Frère</text:p>
          </table:table-cell>
          <table:table-cell/>
          <table:table-cell office:value-type="string" calcext:value-type="string">
            <text:p>Rusen Ayta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ergio Coronad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agoma</text:p>
          </table:table-cell>
          <table:table-cell office:value-type="string" calcext:value-type="string">
            <text:p>Seybah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Jessica Assem</text:p>
          </table:table-cell>
          <table:table-cell table:style-name="ce3" office:value-type="string" calcext:value-type="string">
            <text:p>novembre 2013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ouaï Gahmi</text:p>
          </table:table-cell>
          <table:table-cell table:style-name="ce3" office:value-type="string" calcext:value-type="string">
            <text:p>octobre 2014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gherita Caron</text:p>
          </table:table-cell>
          <table:table-cell table:style-name="ce3" office:value-type="string" calcext:value-type="string">
            <text:p>novembre 2016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eybah Dagoma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garde</text:p>
          </table:table-cell>
          <table:table-cell office:value-type="string" calcext:value-type="string">
            <text:p>Sonia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ric Hel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e-Lise Diela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nia Lagard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ion</text:p>
          </table:table-cell>
          <table:table-cell office:value-type="string" calcext:value-type="string">
            <text:p>Soph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ionel Moisy de Cal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nard Zirnhel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laude Cogn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imon Bergoe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hony Lathuille-Nicoll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phie Di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Errante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Tristan Boursico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rine Drone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toine Brandala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phie Errant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hfritsch</text:p>
          </table:table-cell>
          <table:table-cell office:value-type="string" calcext:value-type="string">
            <text:p>Soph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Olivier Eckert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icole Matter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lla Ceriani</text:p>
          </table:table-cell>
          <table:table-cell table:style-name="ce3" office:value-type="string" calcext:value-type="string">
            <text:p>janvier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ophie Rohfritsch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laireaux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Cap sur l'avenir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tthew Reardon</text:p>
          </table:table-cell>
          <table:table-cell table:style-name="ce3" office:value-type="string" calcext:value-type="string">
            <text:p>aoû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gali Fouchard-Borthaire</text:p>
          </table:table-cell>
          <table:table-cell table:style-name="ce3" office:value-type="string" calcext:value-type="string">
            <text:p>sept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e-Annick Vigneau</text:p>
          </table:table-cell>
          <table:table-cell table:style-name="ce3" office:value-type="string" calcext:value-type="string">
            <text:p>novembre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ïté Légasse</text:p>
          </table:table-cell>
          <table:table-cell table:style-name="ce3" office:value-type="string" calcext:value-type="string">
            <text:p>mars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éphane Claireaux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emilly</text:p>
          </table:table-cell>
          <table:table-cell office:value-type="string" calcext:value-type="string">
            <text:p>Stéphane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ébastien COLOMBEL</text:p>
          </table:table-cell>
          <table:table-cell table:style-name="ce3" office:value-type="string" calcext:value-type="string">
            <text:p>mai 2015</text:p>
          </table:table-cell>
          <table:table-cell office:value-type="string" calcext:value-type="string">
            <text:p>Circonscription + 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antal COELHO</text:p>
          </table:table-cell>
          <table:table-cell table:style-name="ce3" office:value-type="string" calcext:value-type="string">
            <text:p>mai 200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e-Sophie Herlin</text:p>
          </table:table-cell>
          <table:table-cell table:style-name="ce3" office:value-type="string" calcext:value-type="string">
            <text:p>décembre 200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éphane Demilly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aint-André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alérie Garc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ophe Laper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arine Delenc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exandre Jakobczy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éphane Saint-Andr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ravert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Né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élie Le Flo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ulien Joass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runo God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téphane Trave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ernod Beaudon</text:p>
          </table:table-cell>
          <table:table-cell office:value-type="string" calcext:value-type="string">
            <text:p>Stéphan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édéric Baude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ndra Batillat</text:p>
          </table:table-cell>
          <table:table-cell table:style-name="ce3" office:value-type="string" calcext:value-type="string">
            <text:p>juin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éphanie Pernod Beaud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allard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urelie Araint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Verm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dine Tarieu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ichaël Balog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uzanne Tallar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errios</text:p>
          </table:table-cell>
          <table:table-cell office:value-type="string" calcext:value-type="string">
            <text:p>Sylvain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rnaud Vedi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Didier Lenoël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ylvain Berrio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Pinel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uillaume Roque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uline Rouje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Paul Terren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ylvia Pin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laux</text:p>
          </table:table-cell>
          <table:table-cell office:value-type="string" calcext:value-type="string">
            <text:p>Sylvia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Émilie Dutoy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Richir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ylviane Alaux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ulteau</text:p>
          </table:table-cell>
          <table:table-cell office:value-type="string" calcext:value-type="string">
            <text:p>Sylvia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tthieu Boisdr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Chevoll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Ibarr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lémence Bonni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ylviane Bult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olmont</text:p>
          </table:table-cell>
          <table:table-cell office:value-type="string" calcext:value-type="string">
            <text:p>Sylv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Emilie LEPOURREAU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ne BELLIER-TOULOUZOU</text:p>
          </table:table-cell>
          <table:table-cell table:style-name="ce3" office:value-type="string" calcext:value-type="string">
            <text:p>avril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asile REY</text:p>
          </table:table-cell>
          <table:table-cell table:style-name="ce3" office:value-type="string" calcext:value-type="string">
            <text:p>sept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Sylvie Tolmon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enoit</text:p>
          </table:table-cell>
          <table:table-cell office:value-type="string" calcext:value-type="string">
            <text:p>Thierry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hristophe Deroyer</text:p>
          </table:table-cell>
          <table:table-cell office:value-type="string" calcext:value-type="string">
            <text:p>1 octobre 20007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thur Le Ber</text:p>
          </table:table-cell>
          <table:table-cell table:style-name="ce3" office:value-type="string" calcext:value-type="string">
            <text:p>7 octo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deline Biard</text:p>
          </table:table-cell>
          <table:table-cell table:style-name="ce3" office:value-type="string" calcext:value-type="string">
            <text:p>1 juillet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hierry Benoi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zaro</text:p>
          </table:table-cell>
          <table:table-cell office:value-type="string" calcext:value-type="string">
            <text:p>Thierry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Cieter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Desoutt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ionel Fau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ie-Hèlène Quatreboeuf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hierry Lazar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riani</text:p>
          </table:table-cell>
          <table:table-cell office:value-type="string" calcext:value-type="string">
            <text:p>Thierry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Sophie Guil</text:p>
          </table:table-cell>
          <table:table-cell table:style-name="ce3" office:value-type="string" calcext:value-type="string">
            <text:p>juin 2013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Ekaterina Jego Velichko</text:p>
          </table:table-cell>
          <table:table-cell table:style-name="ce3" office:value-type="string" calcext:value-type="string">
            <text:p>décembre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hierry Marian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obert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La politique autrement</text:p>
          </table:table-cell>
          <table:table-cell office:value-type="string" calcext:value-type="string">
            <text:p>Radical, républicain, démocrate et progressiste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onald Rober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Cousin</text:p>
          </table:table-cell>
          <table:table-cell/>
          <table:table-cell office:value-type="string" calcext:value-type="string">
            <text:p>Sylvie Voltigea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Kévin Thuilli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-François Valadi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Thierry Rober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Solère</text:p>
          </table:table-cell>
          <table:table-cell office:value-type="string" calcext:value-type="string">
            <text:p>Thierry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Karine Solè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Mathieu Barb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toine de Jerphani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rançoise Gauti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elle-mère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erry Solè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hévenou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rti radical de gauch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ziz El Guerrab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therine Bornes-Krivopissko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dre Pros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sa Carneiro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Thomas Thévenou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oyer</text:p>
          </table:table-cell>
          <table:table-cell office:value-type="string" calcext:value-type="string">
            <text:p>Valér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-Claire Carlott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tine Gondr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xence Jouv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érie Boy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orre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rion Gaste</text:p>
          </table:table-cell>
          <table:table-cell table:style-name="ce3" office:value-type="string" calcext:value-type="string">
            <text:p>aoû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thias Priez</text:p>
          </table:table-cell>
          <table:table-cell office:value-type="string" calcext:value-type="string">
            <text:p>Novembre 2014 (mi-temps)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avid Piantone</text:p>
          </table:table-cell>
          <table:table-cell table:style-name="ce3" office:value-type="string" calcext:value-type="string">
            <text:p>juin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Valérie Corr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ourneyron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Valérie Amant</text:p>
          </table:table-cell>
          <table:table-cell table:style-name="ce3" office:value-type="string" calcext:value-type="string">
            <text:p>1 septembre 2014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Kader Chekhemani</text:p>
          </table:table-cell>
          <table:table-cell table:style-name="ce3" office:value-type="string" calcext:value-type="string">
            <text:p>1 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anessa David</text:p>
          </table:table-cell>
          <table:table-cell table:style-name="ce3" office:value-type="string" calcext:value-type="string">
            <text:p>1 juillet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érie Fourneyr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acroute</text:p>
          </table:table-cell>
          <table:table-cell office:value-type="string" calcext:value-type="string">
            <text:p>Valér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éronique Juan-Juli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ascal Auj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x-Erwann Gastineau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érie Lacrout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Rabault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Camille Pouponneau</text:p>
          </table:table-cell>
          <table:table-cell table:style-name="ce3" office:value-type="string" calcext:value-type="string">
            <text:p>1 avril 2014</text:p>
          </table:table-cell>
          <table:table-cell office:value-type="string" calcext:value-type="string">
            <text:p>Circonscription (mi-temps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Quentin Coignus</text:p>
          </table:table-cell>
          <table:table-cell table:style-name="ce3" office:value-type="string" calcext:value-type="string">
            <text:p>15 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arion Mitschler</text:p>
          </table:table-cell>
          <table:table-cell table:style-name="ce3" office:value-type="string" calcext:value-type="string">
            <text:p>15 juillet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Bertrand Legros</text:p>
          </table:table-cell>
          <table:table-cell table:style-name="ce3" office:value-type="string" calcext:value-type="string">
            <text:p>17 septembre 2015</text:p>
          </table:table-cell>
          <table:table-cell office:value-type="string" calcext:value-type="string">
            <text:p>Assemblée (60 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écile Terrancle</text:p>
          </table:table-cell>
          <table:table-cell office:value-type="string" calcext:value-type="string">
            <text:p>1er juin 2016</text:p>
          </table:table-cell>
          <table:table-cell office:value-type="string" calcext:value-type="string">
            <text:p>Assemblée (au titre de la fonction de rapporteure générale du budget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Noémie Deguara</text:p>
          </table:table-cell>
          <table:table-cell table:style-name="ce3" office:value-type="string" calcext:value-type="string">
            <text:p>17 mai 2016</text:p>
          </table:table-cell>
          <table:table-cell office:value-type="string" calcext:value-type="string">
            <text:p>Circonscription (au titre de la fonction de rapporteure générale du budget)</text:p>
          </table:table-cell>
          <table:table-cell office:value-type="string" calcext:value-type="string">
            <text:p>Non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Valérie Rabault</text:p>
          </table:table-cell>
          <table:table-cell table:number-columns-repeated="8"/>
          <table:table-cell table:style-name="ce3"/>
          <table:table-cell table:number-columns-repeated="17"/>
        </table:table-row>
        <table:table-row table:style-name="ro4">
          <table:table-cell office:value-type="string" calcext:value-type="string">
            <text:p>Besse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Debout la France</text:p>
          </table:table-cell>
          <table:table-cell office:value-type="string" calcext:value-type="string">
            <text:p>Non-inscrit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Amandine BINCT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ophe HOGAR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Jean VALLIE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xel DUCHAMP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emblée (60 %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Quentin LIMOUZIN</text:p>
          </table:table-cell>
          <table:table-cell office:value-type="string" calcext:value-type="string">
            <text:p>2016 <text:s/>(également employé de 2013 à 2014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éronique Bess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ouwagie</text:p>
          </table:table-cell>
          <table:table-cell office:value-type="string" calcext:value-type="string">
            <text:p>Véroniqu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Vincent Beauvai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nnie Cot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andine Fer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Thibaul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Cohu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éronique Louwagi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assonneau</text:p>
          </table:table-cell>
          <table:table-cell office:value-type="string" calcext:value-type="string">
            <text:p>Véroniqu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Mathieu de la Souchère</text:p>
          </table:table-cell>
          <table:table-cell table:style-name="ce3" office:value-type="string" calcext:value-type="string">
            <text:p>mars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Victor Choisy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Christine Ferreira</text:p>
          </table:table-cell>
          <table:table-cell table:style-name="ce3" office:value-type="string" calcext:value-type="string">
            <text:p>janvier 2013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Véronique Massonn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urel</text:p>
          </table:table-cell>
          <table:table-cell office:value-type="string" calcext:value-type="string">
            <text:p>Victori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co Ipparrigar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rc Christoph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icolas Julien-Emmanuel-Lurel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ctorin Lur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urroni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Michèle Burroni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Nathalie Bousquet</text:p>
          </table:table-cell>
          <table:table-cell table:number-columns-repeated="3" office:value-type="string" calcext:value-type="string">
            <text:p>?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ncent Burron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doux</text:p>
          </table:table-cell>
          <table:table-cell office:value-type="string" calcext:value-type="string">
            <text:p>Vincent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François VERHEECKEN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Khalidou KEBE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Olga FERNANDES</text:p>
          </table:table-cell>
          <table:table-cell table:style-name="ce3" office:value-type="string" calcext:value-type="string">
            <text:p>avril 2016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ncent Ledoux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by-Muller</text:p>
          </table:table-cell>
          <table:table-cell office:value-type="string" calcext:value-type="string">
            <text:p>Virginie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Louisa Rousse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Mélinda Gonzalez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licia Rog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rginie Duby-Muller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Le Dissez</text:p>
          </table:table-cell>
          <table:table-cell office:value-type="string" calcext:value-type="string">
            <text:p>Viviane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Yves Hamon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abienne Le Tourneur</text:p>
          </table:table-cell>
          <table:table-cell table:style-name="ce3" office:value-type="string" calcext:value-type="string">
            <text:p>juin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Tatiana Paulange</text:p>
          </table:table-cell>
          <table:table-cell table:style-name="ce3" office:value-type="string" calcext:value-type="string">
            <text:p>septembre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Viviane Le Dissez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mas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ine Calaze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Thi Hao Tr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aroline Fabr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William Dumas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reton</text:p>
          </table:table-cell>
          <table:table-cell office:value-type="string" calcext:value-type="string">
            <text:p>Xavier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Hélène Marech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-Marie Gi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Lur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Brochan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avier Bret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apet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Amandine Da Cunha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e Woill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ncent Lelon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line Brebio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eve Campagne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Yann Cape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alut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Wassila Ro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uillaume Crep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Maxime Gauthier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Yann Galut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avennec</text:p>
          </table:table-cell>
          <table:table-cell office:value-type="string" calcext:value-type="string">
            <text:p>Yannick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Emmanuelle Boutang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Ozann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oïse Kambrun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annick Favennec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Moreau</text:p>
          </table:table-cell>
          <table:table-cell office:value-type="string" calcext:value-type="string">
            <text:p>Yannick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Aida Moreau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/>
          <table:table-cell office:value-type="string" calcext:value-type="string">
            <text:p>Gonzague de Chanterac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Florence Pineau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Riv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abrielle Legou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ick Moreau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Trigance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ources ouvertes</text:p>
          </table:table-cell>
          <table:table-cell office:value-type="string" calcext:value-type="string">
            <text:p>Aline Schwart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meri Dris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élène Triganc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pouse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ick Trigance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Albarello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Pascal Dubal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écile Pennaneach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antal Lédé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oger Pécou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ves Albarell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Blein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Christelle Sala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Pierre Obrech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Rabah Tarchouni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adreddine Boujday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Yves Blei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Censi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Stéphanie Barthélém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hristiane Valay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Isabelle Sudr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njamin Zaluski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ves Censi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aniel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Paule Raitière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Linda Lemoine</text:p>
          </table:table-cell>
          <table:table-cell table:style-name="ce3" office:value-type="string" calcext:value-type="string">
            <text:p>février 2014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Dominique Castelin</text:p>
          </table:table-cell>
          <table:table-cell table:style-name="ce3" office:value-type="string" calcext:value-type="string">
            <text:p>juillet 2012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arah Pineau</text:p>
          </table:table-cell>
          <table:table-cell table:style-name="ce3" office:value-type="string" calcext:value-type="string">
            <text:p>septembre 2012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Yves Daniel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Durand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Éric Van R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Duhez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irginie Goh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Jean-Claude Fernandez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Yves Durand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oulon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e Mila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Alice Boig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orinne Gar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Germain Stoldick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Mequinion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ves Foul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Fromion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Laurence Renier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Valérie Peta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ophie de la Motte de Broons de Vauvert</text:p>
          </table:table-cell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ves Fromion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Goasdoué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Parti socialiste</text:p>
          </table:table-cell>
          <table:table-cell office:value-type="string" calcext:value-type="string">
            <text:p>Socialiste, écologiste et républicain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Marina Chabot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Elise Roy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Stéphanie Brar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Hélène Denis</text:p>
          </table:table-cell>
          <table:table-cell table:number-columns-repeated="3" office:value-type="string" calcext:value-type="string">
            <text:p>?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Yves Goasdoué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Jégo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UDI</text:p>
          </table:table-cell>
          <table:table-cell office:value-type="string" calcext:value-type="string">
            <text:p>#TransparenceAN</text:p>
          </table:table-cell>
          <table:table-cell office:value-type="string" calcext:value-type="string">
            <text:p>Romain BERTRAND</text:p>
          </table:table-cell>
          <table:table-cell table:style-name="ce3" office:value-type="string" calcext:value-type="string">
            <text:p>mars 2015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imon ESTEVE</text:p>
          </table:table-cell>
          <table:table-cell table:style-name="ce3" office:value-type="string" calcext:value-type="string">
            <text:p>août 2016</text:p>
          </table:table-cell>
          <table:table-cell office:value-type="string" calcext:value-type="string">
            <text:p>Circonscription (12,7h)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Florent GUILLEMAIN HOCHE</text:p>
          </table:table-cell>
          <table:table-cell office:value-type="string" calcext:value-type="string">
            <text:p>Octobre 2016 (10,5h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Ann-Katrin JEGO</text:p>
          </table:table-cell>
          <table:table-cell office:value-type="string" calcext:value-type="string">
            <text:p>Août 2009 (26,25h)</text:p>
          </table:table-cell>
          <table:table-cell office:value-type="string" calcext:value-type="string">
            <text:p>Assemblée</text:p>
          </table:table-cell>
          <table:table-cell office:value-type="string" calcext:value-type="string">
            <text:p>Femme</text:p>
          </table:table-cell>
          <table:table-cell/>
          <table:table-cell office:value-type="string" calcext:value-type="string">
            <text:p>Emilia ROQUE</text:p>
          </table:table-cell>
          <table:table-cell office:value-type="string" calcext:value-type="string">
            <text:p>Février 2013 (8,75h)</text:p>
          </table:table-cell>
          <table:table-cell office:value-type="string" calcext:value-type="string">
            <text:p>Circonscription</text:p>
          </table:table-cell>
          <table:table-cell office:value-type="string" calcext:value-type="string">
            <text:p>Non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ves Jégo</text:p>
          </table:table-cell>
          <table:table-cell table:number-columns-repeated="26"/>
        </table:table-row>
        <table:table-row table:style-name="ro4">
          <table:table-cell office:value-type="string" calcext:value-type="string">
            <text:p>Nicolin</text:p>
          </table:table-cell>
          <table:table-cell office:value-type="string" calcext:value-type="string">
            <text:p>Yves</text:p>
          </table:table-cell>
          <table:table-cell table:number-columns-repeated="2" office:value-type="string" calcext:value-type="string">
            <text:p>Les Républicains</text:p>
          </table:table-cell>
          <table:table-cell office:value-type="string" calcext:value-type="string">
            <text:p>Site Assemblée nationale</text:p>
          </table:table-cell>
          <table:table-cell office:value-type="string" calcext:value-type="string">
            <text:p>Ghislaine Durand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Nathalie Goutorbe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Cyril Castells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Bernard d'Hallewi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Laura Durand</text:p>
          </table:table-cell>
          <table:table-cell table:number-columns-repeated="3" office:value-type="string" calcext:value-type="string">
            <text:p>?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ves Nicolin</text:p>
          </table:table-cell>
          <table:table-cell table:number-columns-repeated="26"/>
        </table:table-row>
      </table:table>
      <table:table table:name="A propos" table:style-name="ta1" table:print="false">
        <table:table-column table:style-name="co28" table:default-cell-style-name="Default"/>
        <table:table-column table:style-name="co27" table:number-columns-repeated="2" table:default-cell-style-name="Default"/>
        <table:table-row table:style-name="ro2">
          <table:table-cell table:style-name="ce2" office:value-type="string">
            <text:p>Données sur les collaborateurs parlementaires des députés</text:p>
          </table:table-cell>
          <table:table-cell table:number-columns-repeated="2"/>
        </table:table-row>
        <table:table-row table:style-name="ro1">
          <table:table-cell office:value-type="string">
            <text:p>Agrégées par les Décodeurs du Monde</text:p>
          </table:table-cell>
          <table:table-cell office:value-type="string">
            <text:p><text:a xlink:href="http://www.lemonde.fr/les-decodeurs/">http://www.lemonde.fr/les-decodeu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ource primaire :</text:p>
          </table:table-cell>
          <table:table-cell table:number-columns-repeated="2"/>
        </table:table-row>
        <table:table-row table:style-name="ro1">
          <table:table-cell office:value-type="string">
            <text:p>Liste des collaborateurs publiée par l'Assemblée nationale le 22 février 2017</text:p>
          </table:table-cell>
          <table:table-cell office:value-type="string">
            <text:p>http://www2.assemblee-nationale.fr/static/collaborateurs/liste_deputes_collaborateurs.pdf</text:p>
          </table:table-cell>
          <table:table-cell office:value-type="string">
            <text:p>Contient uniquement les no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Les informations complémentaires (date d'embauche, lieu de travail, lien familial, suppléant ou non) ont été agrégées grâce à 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 sollicitation par courriel des 572 députés par « Le Monde » du 17 au 24 février 2017, dans le cadre de l'opération #Transparence AN (198 réponses).</text:p>
          </table:table-cell>
          <table:table-cell office:value-type="string">
            <text:p>http://www.lemonde.fr/les-decodeurs/article/2017/02/17/transparencean-pourquoi-nous-demandons-des-comptes-aux-deputes-sur-leurs-assistants-parlementaires_5081211_4355770.html</text:p>
          </table:table-cell>
          <table:table-cell/>
        </table:table-row>
        <table:table-row table:style-name="ro1">
          <table:table-cell office:value-type="string">
            <text:p>L'enquête de Mediapart sur les parlementaires qui emploient leurs proches (27 juillet 2014)</text:p>
          </table:table-cell>
          <table:table-cell office:value-type="string">
            <text:p><text:a xlink:href="https://www.mediapart.fr/journal/france/270714/lassemblee-remunere-52-epouses-28-fils-et-32-filles-de-deputes-en-2014?onglet=full">https://www.mediapart.fr/journal/france/270714/lassemblee-remunere-52-epouses-28-fils-et-32-filles-de-deputes-en-2014?onglet=full</text:a></text:p>
          </table:table-cell>
          <table:table-cell/>
        </table:table-row>
        <table:table-row table:style-name="ro1">
          <table:table-cell office:value-type="string">
            <text:p>Les sources ouvertes (articles de presse, sources officielles)</text:p>
          </table:table-cell>
          <table:table-cell table:number-columns-repeated="2"/>
        </table:table-row>
        <table:table-row table:style-name="ro1">
          <table:table-cell office:value-type="string">
            <text:p>Le scraping du site de l'Assemblée nationale pour récupérer la liste de tous les suppléants (effectué le 23 février 2017)</text:p>
          </table:table-cell>
          <table:table-cell office:value-type="string">
            <text:p><text:a xlink:href="http://www2.assemblee-nationale.fr/">http://www2.assemblee-nationale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es données ne sont pas exhaustives, faute de réponses complètes de l'ensemble des députés. Elles sont valables au 24 février 2017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0:14:06.9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2T10:14:36.755000000</dc:date>
    <meta:generator>LibreOffice/5.0.3.2$Windows_X86_64 LibreOffice_project/e5f16313668ac592c1bfb310f4390624e3dbfb75</meta:generator>
    <meta:editing-duration>PT9M39S</meta:editing-duration>
    <meta:editing-cycles>7</meta:editing-cycles>
    <meta:document-statistic meta:table-count="2" meta:cell-count="13202" meta:object-count="0"/>
  </office:meta>
</office:document-meta>
</file>